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6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8.00pt" fo:font-weight="bold" fo:font-family="'Liberation Mono'" style:font-family-asian="'Liberation Mono'" style:font-family-complex="'Liberation Mono'" fo:background-color="transparent" style:use-window-font-color="true"/>
    </style:style>
    <style:style style:name="T15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2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3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65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3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4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83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5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54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6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6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04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9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13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9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1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9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25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0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33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0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42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04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44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04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46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04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48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0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01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1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4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1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69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2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0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3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11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3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1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13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41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15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41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17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41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19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4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21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42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23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42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25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6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62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96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64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96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66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96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68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96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70" style:family="text">
      <style:text-properties fo:font-size="16.00pt" fo:font-weight="bold" fo:font-family="'Liberation Mono'" style:font-family-asian="'Liberation Mono'" style:font-family-complex="'Liberation Mono'" fo:background-color="transparent" style:use-window-font-color="true"/>
    </style:style>
    <style:style style:name="T197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88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38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90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39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92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3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34" style:family="text">
      <style:text-properties fo:font-size="14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26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8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95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89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97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89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99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90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01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9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center">
        <style:tab-stops>
          <style:tab-stop style:position="201.00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2" style:family="paragraph">
      <style:paragraph-properties fo:line-height="120.00%" fo:text-align="left">
        <style:tab-stops>
          <style:tab-stop style:position="201.00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3" style:family="paragraph">
      <style:paragraph-properties fo:line-height="120.00%" fo:text-align="center">
        <style:tab-stops>
          <style:tab-stop style:position="201.00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4" style:family="paragraph">
      <style:paragraph-properties fo:line-height="120.00%" fo:text-align="left">
        <style:tab-stops>
          <style:tab-stop style:position="201.00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5" style:family="paragraph">
      <style:paragraph-properties fo:line-height="120.00%" fo:text-align="center">
        <style:tab-stops>
          <style:tab-stop style:position="201.00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6" style:family="paragraph">
      <style:paragraph-properties fo:line-height="120.00%" fo:text-align="center">
        <style:tab-stops>
          <style:tab-stop style:position="219.75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7" style:family="paragraph">
      <style:paragraph-properties fo:line-height="120.00%" fo:text-align="justify">
        <style:tab-stops>
          <style:tab-stop style:position="219.75pt"/>
          <style:tab-stop style:position="222.75pt"/>
          <style:tab-stop style:position="237.00pt"/>
          <style:tab-stop style:position="292.50pt"/>
        </style:tab-stops>
      </style:paragraph-properties>
    </style:style>
  </office:automatic-styles>
  <office:body>
    <office:text>
      <text:p text:style-name="P1"><text:span text:style-name="T1">МИНИСТЕРСТВО</text:span><text:span text:style-name="T2"><text:s/></text:span><text:span text:style-name="T3">НАУКИ</text:span><text:span text:style-name="T4"><text:s/></text:span><text:span text:style-name="T5">И</text:span><text:span text:style-name="T6"><text:s/></text:span><text:span text:style-name="T7">ВЫСШЕГО</text:span><text:span text:style-name="T8"><text:s/></text:span><text:span text:style-name="T9">ОБРАЗОВАНИЯ</text:span><text:span text:style-name="T10"><text:line-break/></text:span><text:span text:style-name="T11">РОССИЙСКОЙ</text:span><text:span text:style-name="T12"><text:s/></text:span><text:span text:style-name="T13">ФЕДЕРАЦИИ</text:span></text:p>
      <text:p text:style-name="P1"><text:span text:style-name="T13">Федеральное</text:span><text:span text:style-name="T14"><text:s/></text:span><text:span text:style-name="T15">государственное</text:span><text:span text:style-name="T16"><text:s/></text:span><text:span text:style-name="T17">автономное</text:span><text:span text:style-name="T18"><text:s/></text:span><text:span text:style-name="T19">образовательное</text:span><text:span text:style-name="T20"><text:s/></text:span><text:span text:style-name="T21">учреждение</text:span><text:span text:style-name="T22"><text:s/><text:line-break/></text:span><text:span text:style-name="T23">высшего</text:span><text:span text:style-name="T24"><text:s/></text:span><text:span text:style-name="T25">образования</text:span></text:p>
      <text:p text:style-name="P1"><text:span text:style-name="T26">«</text:span><text:span text:style-name="T27">КРЫМСКИЙ</text:span><text:span text:style-name="T28"><text:s/></text:span><text:span text:style-name="T29">ФЕДЕРАЛЬНЫЙ</text:span><text:span text:style-name="T30"><text:s/></text:span><text:span text:style-name="T31">УНИВЕРСИТЕТ</text:span><text:span text:style-name="T32"><text:s/></text:span><text:span text:style-name="T33">им</text:span><text:span text:style-name="T34">.<text:s/></text:span><text:span text:style-name="T35">В</text:span><text:span text:style-name="T36">.<text:s/></text:span><text:span text:style-name="T37">И</text:span><text:span text:style-name="T38">.<text:s/></text:span><text:span text:style-name="T39">ВЕРНАДСКОГО</text:span><text:span text:style-name="T40">»</text:span></text:p>
      <text:p text:style-name="P1"><text:span text:style-name="T41">ФИЗИКО</text:span><text:span text:style-name="T42">-</text:span><text:span text:style-name="T43">ТЕХНИЧЕСКИЙ</text:span><text:span text:style-name="T44"><text:s/></text:span><text:span text:style-name="T45">ИНСТИТУТ</text:span></text:p>
      <text:p text:style-name="P1"><text:span text:style-name="T45">Кафедра</text:span><text:span text:style-name="T46"><text:s/></text:span><text:span text:style-name="T47">компьютерной</text:span><text:span text:style-name="T48"><text:s/></text:span><text:span text:style-name="T49">инженерии</text:span><text:span text:style-name="T50"><text:s/></text:span><text:span text:style-name="T51">и</text:span><text:span text:style-name="T52"><text:s/></text:span><text:span text:style-name="T53">моделирования</text:span></text:p>
      <text:p text:style-name="P1"><text:span text:style-name="T54"/></text:p>
      <text:p text:style-name="P1"><text:span text:style-name="T54"/></text:p>
      <text:p text:style-name="P1"><text:span text:style-name="T54"/></text:p>
      <text:p text:style-name="P2"><text:span text:style-name="T54"/></text:p>
      <text:p text:style-name="P3"><text:span text:style-name="T55">ОТЧЕТ</text:span><text:span text:style-name="T56"><text:s/></text:span><text:span text:style-name="T57">ПО</text:span><text:span text:style-name="T58"><text:s/></text:span><text:span text:style-name="T59">ПРАКТИЧЕСКОМУ</text:span><text:span text:style-name="T60"><text:s/></text:span><text:span text:style-name="T61">ЗАДАНИЮ</text:span><text:span text:style-name="T62"><text:s/></text:span><text:span text:style-name="T63">№</text:span><text:span text:style-name="T64">3</text:span></text:p>
      <text:p text:style-name="P3"><text:span text:style-name="T64">«</text:span><text:span text:style-name="T65">Виртуализация</text:span><text:span text:style-name="T66">.<text:s/></text:span><text:span text:style-name="T67">Эмуляция</text:span><text:span text:style-name="T68">.<text:s/></text:span><text:span text:style-name="T69">Гипервизоры</text:span><text:span text:style-name="T70">..</text:span><text:span text:style-name="T71">»</text:span></text:p>
      <text:p text:style-name="P3"><text:span text:style-name="T72"/></text:p>
      <text:p text:style-name="P3"><text:span text:style-name="T72"/></text:p>
      <text:p text:style-name="P3"><text:span text:style-name="T72"/></text:p>
      <text:p text:style-name="P3"><text:span text:style-name="T73">Практическая</text:span><text:span text:style-name="T74"><text:s/></text:span><text:span text:style-name="T75">работа</text:span></text:p>
      <text:p text:style-name="P3"><text:span text:style-name="T75">по</text:span><text:span text:style-name="T76"><text:s/></text:span><text:span text:style-name="T77">дисциплине</text:span><text:span text:style-name="T78"><text:s/></text:span><text:span text:style-name="T79">«</text:span><text:span text:style-name="T80">Операционные</text:span><text:span text:style-name="T81"><text:s/></text:span><text:span text:style-name="T82">системы</text:span><text:span text:style-name="T83">» </text:span></text:p>
      <text:p text:style-name="P3"><text:span text:style-name="T84">студента</text:span><text:span text:style-name="T85"><text:s/>1<text:s/></text:span><text:span text:style-name="T86">курса</text:span><text:span text:style-name="T87"><text:s/></text:span><text:span text:style-name="T88">группы</text:span><text:span text:style-name="T89"><text:s/></text:span><text:span text:style-name="T90">ПИ</text:span><text:span text:style-name="T91">-</text:span><text:span text:style-name="T92">б</text:span><text:span text:style-name="T93">-</text:span><text:span text:style-name="T94">о</text:span><text:span text:style-name="T95">-231(2)</text:span></text:p>
      <text:p text:style-name="P3"><text:span text:style-name="T96">Покидько Максима Сергеевича</text:span></text:p>
      <text:p text:style-name="P3"><text:span text:style-name="T97"/></text:p>
      <text:p text:style-name="P3"><text:span text:style-name="T98"><text:s/>09.03.04 «</text:span><text:span text:style-name="T99">Программная</text:span><text:span text:style-name="T100"><text:s/></text:span><text:span text:style-name="T101">инженерия</text:span><text:span text:style-name="T102">» </text:span></text:p>
      <text:p text:style-name="P3"><text:span text:style-name="T103"/></text:p>
      <text:p text:style-name="P3"><text:span text:style-name="T103"/></text:p>
      <text:p text:style-name="P4"><text:span text:style-name="T103"/></text:p>
      <text:p text:style-name="P4"><text:span text:style-name="T103"/></text:p>
      <text:p text:style-name="P5"><text:span text:style-name="T103"/></text:p>
      <text:p text:style-name="P5"><text:span text:style-name="T103"/></text:p>
      <text:p text:style-name="P5"><text:span text:style-name="T103"/></text:p>
      <text:p text:style-name="P5"><text:span text:style-name="T103"/></text:p>
      <text:p text:style-name="P6"><text:span text:style-name="T103"/></text:p>
      <text:p text:style-name="P6"><text:span text:style-name="T103"/></text:p>
      <text:p text:style-name="P6"><text:span text:style-name="T103"/></text:p>
      <text:p text:style-name="P6"><text:span text:style-name="T103"/></text:p>
      <text:p text:style-name="P6"><text:span text:style-name="T103"/></text:p>
      <text:p text:style-name="P6"><text:span text:style-name="T103"/></text:p>
      <text:p text:style-name="P6"><text:span text:style-name="T104">Симферополь</text:span><text:span text:style-name="T105">, 2024</text:span></text:p>
      <text:p text:style-name="P7"><text:span text:style-name="T106">Цель</text:span><text:span text:style-name="T107">:<text:s/></text:span><text:span text:style-name="T108">изучить</text:span><text:span text:style-name="T109"><text:s/></text:span><text:span text:style-name="T110">основы</text:span><text:span text:style-name="T111"><text:s/></text:span><text:span text:style-name="T112">работы</text:span><text:span text:style-name="T113"><text:s/></text:span><text:span text:style-name="T114">гипервизоров</text:span><text:span text:style-name="T115">,<text:s/></text:span><text:span text:style-name="T116">получить</text:span><text:span text:style-name="T117"><text:s/></text:span><text:span text:style-name="T118">навыки</text:span><text:span text:style-name="T119"><text:s/></text:span><text:span text:style-name="T120">работы</text:span><text:span text:style-name="T121"><text:s/></text:span><text:span text:style-name="T122">с</text:span><text:span text:style-name="T123"><text:s/></text:span><text:span text:style-name="T124">гипервизором</text:span><text:span text:style-name="T125"><text:s/>KVM<text:s/></text:span><text:span text:style-name="T126">ядра</text:span><text:span text:style-name="T127"><text:s/>Linux,<text:s/></text:span><text:span text:style-name="T128">а</text:span><text:span text:style-name="T129"><text:s/></text:span><text:span text:style-name="T130">также</text:span><text:span text:style-name="T131"><text:s/></text:span><text:span text:style-name="T132">подготовить</text:span><text:span text:style-name="T133"><text:s/></text:span><text:span text:style-name="T134">базу</text:span><text:span text:style-name="T135"><text:s/></text:span><text:span text:style-name="T136">для</text:span><text:span text:style-name="T137"><text:s/></text:span><text:span text:style-name="T138">выполнения</text:span><text:span text:style-name="T139"><text:s/></text:span><text:span text:style-name="T140">следующих</text:span><text:span text:style-name="T141"><text:s/></text:span><text:span text:style-name="T142">лабораторных</text:span><text:span text:style-name="T143"><text:s/></text:span><text:span text:style-name="T144">и</text:span><text:span text:style-name="T145"><text:s/></text:span><text:span text:style-name="T146">практических</text:span><text:span text:style-name="T147"><text:s/></text:span><text:span text:style-name="T148">занятий</text:span><text:span text:style-name="T149">.</text:span></text:p>
      <text:p text:style-name="P7"><text:span text:style-name="T150">Теоретическая</text:span><text:span text:style-name="T151"><text:s/></text:span><text:span text:style-name="T152">часть</text:span></text:p>
      <text:p text:style-name="P7"><text:span text:style-name="T153">Эмуляция</text:span><text:span text:style-name="T154">. QEMU</text:span></text:p>
      <text:p text:style-name="P7"><text:span text:style-name="T155">QEMU -<text:s/></text:span><text:span text:style-name="T156">система</text:span><text:span text:style-name="T157"><text:s/></text:span><text:span text:style-name="T158">эмуляции</text:span><text:span text:style-name="T159"><text:s/></text:span><text:span text:style-name="T160">и</text:span><text:span text:style-name="T161"><text:s/></text:span><text:span text:style-name="T162">виртуализации</text:span><text:span text:style-name="T163"><text:s/></text:span><text:span text:style-name="T164">вычислительной</text:span><text:span text:style-name="T165"><text:s/></text:span><text:span text:style-name="T166">системы</text:span><text:span text:style-name="T167"><text:s/></text:span><text:span text:style-name="T168">с</text:span><text:span text:style-name="T169"><text:s/></text:span><text:span text:style-name="T170">процессором</text:span><text:span text:style-name="T171">,<text:s/></text:span><text:span text:style-name="T172">памятью</text:span><text:span text:style-name="T173"><text:s/></text:span><text:span text:style-name="T174">и</text:span><text:span text:style-name="T175"><text:s/></text:span><text:span text:style-name="T176">периферийными</text:span><text:span text:style-name="T177"><text:s/></text:span><text:span text:style-name="T178">устройствами</text:span><text:span text:style-name="T179">,<text:s/></text:span><text:span text:style-name="T180">поддерживающая</text:span><text:span text:style-name="T181"><text:s/></text:span><text:span text:style-name="T182">различные</text:span><text:span text:style-name="T183"><text:s/></text:span><text:span text:style-name="T184">архитектуры</text:span><text:span text:style-name="T185">,<text:s/></text:span><text:span text:style-name="T186">являющаяся</text:span><text:span text:style-name="T187"><text:s/></text:span><text:span text:style-name="T188">проектом</text:span><text:span text:style-name="T189"><text:s/></text:span><text:span text:style-name="T190">с</text:span><text:span text:style-name="T191"><text:s/></text:span><text:span text:style-name="T192">открытым</text:span><text:span text:style-name="T193"><text:s/></text:span><text:span text:style-name="T194">исходным</text:span><text:span text:style-name="T195"><text:s/></text:span><text:span text:style-name="T196">кодом</text:span><text:span text:style-name="T197">.</text:span></text:p>
      <text:p text:style-name="P7"><text:span text:style-name="T198"/></text:p>
      <text:p text:style-name="P7"><text:span text:style-name="T199">В</text:span><text:span text:style-name="T200"><text:s/></text:span><text:span text:style-name="T201">строгом</text:span><text:span text:style-name="T202"><text:s/></text:span><text:span text:style-name="T203">понимании</text:span><text:span text:style-name="T204"><text:s/>QEMU<text:s/></text:span><text:span text:style-name="T205">является</text:span><text:span text:style-name="T206"><text:s/></text:span><text:span text:style-name="T207">эмулятором</text:span><text:span text:style-name="T208"><text:s/></text:span><text:span text:style-name="T209">виртуальных</text:span><text:span text:style-name="T210"><text:s/></text:span><text:span text:style-name="T211">машин</text:span><text:span text:style-name="T212">,<text:s/></text:span><text:span text:style-name="T213">то</text:span><text:span text:style-name="T214"><text:s/></text:span><text:span text:style-name="T215">есть</text:span><text:span text:style-name="T216"><text:s/></text:span><text:span text:style-name="T217">позволяет</text:span><text:span text:style-name="T218"><text:s/></text:span><text:span text:style-name="T219">эмулировать</text:span><text:span text:style-name="T220"><text:s/></text:span><text:span text:style-name="T221">работу</text:span><text:span text:style-name="T222"><text:s/></text:span><text:span text:style-name="T223">процессора</text:span><text:span text:style-name="T224"><text:s/></text:span><text:span text:style-name="T225">определенной</text:span><text:span text:style-name="T226"><text:s/></text:span><text:span text:style-name="T227">архитектуры</text:span><text:span text:style-name="T228"><text:s/></text:span><text:span text:style-name="T229">при</text:span><text:span text:style-name="T230"><text:s/></text:span><text:span text:style-name="T231">работе</text:span><text:span text:style-name="T232"><text:s/></text:span><text:span text:style-name="T233">на</text:span><text:span text:style-name="T234"><text:s/></text:span><text:span text:style-name="T235">другой</text:span><text:span text:style-name="T236"><text:s/></text:span><text:span text:style-name="T237">архитектуре</text:span><text:span text:style-name="T238"><text:s/></text:span><text:span text:style-name="T239">посредством</text:span><text:span text:style-name="T240"><text:s/></text:span><text:span text:style-name="T241">двоичной</text:span><text:span text:style-name="T242"><text:s/></text:span><text:span text:style-name="T243">трансляции</text:span><text:span text:style-name="T244"><text:s/>(</text:span><text:span text:style-name="T245">именно</text:span><text:span text:style-name="T246"><text:s/></text:span><text:span text:style-name="T247">от</text:span><text:span text:style-name="T248"><text:s/></text:span><text:span text:style-name="T249">этого</text:span><text:span text:style-name="T250"><text:s/></text:span><text:span text:style-name="T251">и</text:span><text:span text:style-name="T252"><text:s/></text:span><text:span text:style-name="T253">происходит</text:span><text:span text:style-name="T254"><text:s/></text:span><text:span text:style-name="T255">название</text:span><text:span text:style-name="T256"><text:s/></text:span><text:span text:style-name="T257">системы</text:span><text:span text:style-name="T258">: QEMU Quick EMUlator).<text:s/></text:span><text:span text:style-name="T259">При</text:span><text:span text:style-name="T260"><text:s/></text:span><text:span text:style-name="T261">этом</text:span><text:span text:style-name="T262"><text:s/></text:span><text:span text:style-name="T263">последовательности</text:span><text:span text:style-name="T264"><text:s/></text:span><text:span text:style-name="T265">инструкций</text:span><text:span text:style-name="T266"><text:s/></text:span><text:span text:style-name="T267">переводятся</text:span><text:span text:style-name="T268"><text:s/></text:span><text:span text:style-name="T269">из</text:span><text:span text:style-name="T270"><text:s/></text:span><text:span text:style-name="T271">исходного</text:span><text:span text:style-name="T272"><text:s/></text:span><text:span text:style-name="T273">набора</text:span><text:span text:style-name="T274"><text:s/>(source)<text:s/></text:span><text:span text:style-name="T275">в</text:span><text:span text:style-name="T276"><text:s/></text:span><text:span text:style-name="T277">целевой</text:span><text:span text:style-name="T278"><text:s/>(target)<text:s/></text:span><text:span text:style-name="T279">набор</text:span><text:span text:style-name="T280"><text:s/></text:span><text:span text:style-name="T281">инструкций</text:span><text:span text:style-name="T282"><text:s/></text:span><text:span text:style-name="T283">вне</text:span><text:span text:style-name="T284"><text:s/></text:span><text:span text:style-name="T285">зависимости</text:span><text:span text:style-name="T286"><text:s/></text:span><text:span text:style-name="T287">от</text:span><text:span text:style-name="T288"><text:s/></text:span><text:span text:style-name="T289">возможностей</text:span><text:span text:style-name="T290"><text:s/></text:span><text:span text:style-name="T291">оборудования</text:span><text:span text:style-name="T292">.</text:span></text:p>
      <text:p text:style-name="P7"><text:span text:style-name="T293"/></text:p>
      <text:p text:style-name="P7"><text:span text:style-name="T294">Двоичная</text:span><text:span text:style-name="T295"><text:s/></text:span><text:span text:style-name="T296">трансляция</text:span><text:span text:style-name="T297"><text:s/></text:span><text:span text:style-name="T298">делится</text:span><text:span text:style-name="T299"><text:s/></text:span><text:span text:style-name="T300">на</text:span><text:span text:style-name="T301">:</text:span></text:p>
      <text:p text:style-name="P7"><text:span text:style-name="T302">·</text:span><text:span text:style-name="T303">Статическую</text:span><text:span text:style-name="T304">.<text:s/></text:span><text:span text:style-name="T305">При</text:span><text:span text:style-name="T306"><text:s/></text:span><text:span text:style-name="T307">статической</text:span><text:span text:style-name="T308"><text:s/></text:span><text:span text:style-name="T309">трансляция</text:span><text:span text:style-name="T310"><text:s/></text:span><text:span text:style-name="T311">весь</text:span><text:span text:style-name="T312"><text:s/></text:span><text:span text:style-name="T313">исходный</text:span><text:span text:style-name="T314"><text:s/></text:span><text:span text:style-name="T315">исполняемый</text:span><text:span text:style-name="T316"><text:s/></text:span><text:span text:style-name="T317">файл</text:span><text:span text:style-name="T318"><text:s/></text:span><text:span text:style-name="T319">транслируется</text:span><text:span text:style-name="T320"><text:s/></text:span><text:span text:style-name="T321">в</text:span><text:span text:style-name="T322"><text:s/></text:span><text:span text:style-name="T323">исполнимый</text:span><text:span text:style-name="T324"><text:s/></text:span><text:span text:style-name="T325">файл</text:span><text:span text:style-name="T326"><text:s/></text:span><text:span text:style-name="T327">для</text:span><text:span text:style-name="T328"><text:s/></text:span><text:span text:style-name="T329">целевой</text:span><text:span text:style-name="T330"><text:s/></text:span><text:span text:style-name="T331">архитектуры</text:span><text:span text:style-name="T332">.<text:s/></text:span><text:span text:style-name="T333">Эта</text:span><text:span text:style-name="T334"><text:s/></text:span><text:span text:style-name="T335">задача</text:span><text:span text:style-name="T336"><text:s/></text:span><text:span text:style-name="T337">корректно</text:span><text:span text:style-name="T338"><text:s/></text:span><text:span text:style-name="T339">решается</text:span><text:span text:style-name="T340"><text:s/></text:span><text:span text:style-name="T341">не</text:span><text:span text:style-name="T342"><text:s/></text:span><text:span text:style-name="T343">всегда</text:span><text:span text:style-name="T344">,<text:s/></text:span><text:span text:style-name="T345">так</text:span><text:span text:style-name="T346"><text:s/></text:span><text:span text:style-name="T347">как</text:span><text:span text:style-name="T348"><text:s/></text:span><text:span text:style-name="T349">не</text:span><text:span text:style-name="T350"><text:s/></text:span><text:span text:style-name="T351">весь</text:span><text:span text:style-name="T352"><text:s/></text:span><text:span text:style-name="T353">код</text:span><text:span text:style-name="T354"><text:s/></text:span><text:span text:style-name="T355">сразу</text:span><text:span text:style-name="T356"><text:s/></text:span><text:span text:style-name="T357">может</text:span><text:span text:style-name="T358"><text:s/></text:span><text:span text:style-name="T359">быть</text:span><text:span text:style-name="T360"><text:s/></text:span><text:span text:style-name="T361">обработан</text:span><text:span text:style-name="T362"><text:s/></text:span><text:span text:style-name="T363">транслятором</text:span><text:span text:style-name="T364">.</text:span></text:p>
      <text:p text:style-name="P7"><text:span text:style-name="T365">·</text:span><text:span text:style-name="T366">Динамическую</text:span><text:span text:style-name="T367">.<text:s/></text:span><text:span text:style-name="T368">Рассматривает</text:span><text:span text:style-name="T369"><text:s/></text:span><text:span text:style-name="T370">короткие</text:span><text:span text:style-name="T371"><text:s/></text:span><text:span text:style-name="T372">последовательности</text:span><text:span text:style-name="T373"><text:s/></text:span><text:span text:style-name="T374">кода</text:span><text:span text:style-name="T375"><text:s/>(</text:span><text:span text:style-name="T376">обычно</text:span><text:span text:style-name="T377"><text:s/></text:span><text:span text:style-name="T378">блок</text:span><text:span text:style-name="T379"><text:s/></text:span><text:span text:style-name="T380">кода</text:span><text:span text:style-name="T381">:<text:s/></text:span><text:span text:style-name="T382">цикл</text:span><text:span text:style-name="T383"><text:s/></text:span><text:span text:style-name="T384">или</text:span><text:span text:style-name="T385"><text:s/></text:span><text:span text:style-name="T386">функция</text:span><text:span text:style-name="T387">),<text:s/></text:span><text:span text:style-name="T388">транслирует</text:span><text:span text:style-name="T389"><text:s/></text:span><text:span text:style-name="T390">его</text:span><text:span text:style-name="T391"><text:s/></text:span><text:span text:style-name="T392">и</text:span><text:span text:style-name="T393"><text:s/></text:span><text:span text:style-name="T394">кэширует</text:span><text:span text:style-name="T395"><text:s/></text:span><text:span text:style-name="T396">результат</text:span><text:span text:style-name="T397"><text:s/>(</text:span><text:span text:style-name="T398">размер</text:span><text:span text:style-name="T399"><text:s/></text:span><text:span text:style-name="T400">кеша</text:span><text:span text:style-name="T401"><text:s/></text:span><text:span text:style-name="T402">для</text:span><text:span text:style-name="T403"><text:s/>QEMU 16Mb).<text:s/></text:span><text:span text:style-name="T404">Код</text:span><text:span text:style-name="T405"><text:s/></text:span><text:span text:style-name="T406">транслируется</text:span><text:span text:style-name="T407"><text:s/></text:span><text:span text:style-name="T408">не</text:span><text:span text:style-name="T409"><text:s/></text:span><text:span text:style-name="T410">весь</text:span><text:span text:style-name="T411">,<text:s/></text:span><text:span text:style-name="T412">а</text:span><text:span text:style-name="T413"><text:s/></text:span><text:span text:style-name="T414">по</text:span><text:span text:style-name="T415"><text:s/></text:span><text:span text:style-name="T416">мере</text:span><text:span text:style-name="T417"><text:s/></text:span><text:span text:style-name="T418">считывания</text:span><text:span text:style-name="T419">.<text:s/></text:span><text:span text:style-name="T420">В</text:span><text:span text:style-name="T421"><text:s/></text:span><text:span text:style-name="T422">результате</text:span><text:span text:style-name="T423">,<text:s/></text:span><text:span text:style-name="T424">благодаря</text:span><text:span text:style-name="T425"><text:s/></text:span><text:span text:style-name="T426">кешированию</text:span><text:span text:style-name="T427"><text:s/></text:span><text:span text:style-name="T428">достигается</text:span><text:span text:style-name="T429"><text:s/></text:span><text:span text:style-name="T430">ускорение</text:span><text:span text:style-name="T431"><text:s/></text:span><text:span text:style-name="T432">исполнения</text:span><text:span text:style-name="T433"><text:s/></text:span><text:span text:style-name="T434">повторно</text:span><text:span text:style-name="T435"><text:s/></text:span><text:span text:style-name="T436">вызываемых</text:span><text:span text:style-name="T437"><text:s/></text:span><text:span text:style-name="T438">участков</text:span><text:span text:style-name="T439"><text:s/></text:span><text:span text:style-name="T440">кода</text:span><text:span text:style-name="T441">,<text:s/></text:span><text:span text:style-name="T442">и</text:span><text:span text:style-name="T443"><text:s/></text:span><text:span text:style-name="T444">весь</text:span><text:span text:style-name="T445"><text:s/></text:span><text:span text:style-name="T446">код</text:span><text:span text:style-name="T447"><text:s/></text:span><text:span text:style-name="T448">доступен</text:span><text:span text:style-name="T449"><text:s/></text:span><text:span text:style-name="T450">транслятору</text:span><text:span text:style-name="T451"><text:s/></text:span><text:span text:style-name="T452">по</text:span><text:span text:style-name="T453"><text:s/></text:span><text:span text:style-name="T454">мере</text:span><text:span text:style-name="T455"><text:s/></text:span><text:span text:style-name="T456">выполнения</text:span><text:span text:style-name="T457"><text:s/></text:span><text:span text:style-name="T458">любых</text:span><text:span text:style-name="T459"><text:s/></text:span><text:span text:style-name="T460">операций</text:span><text:span text:style-name="T461"><text:s/></text:span><text:span text:style-name="T462">ветвления</text:span><text:span text:style-name="T463">.</text:span></text:p>
      <text:p text:style-name="P7"><text:span text:style-name="T464"/></text:p>
      <text:p text:style-name="P7"><text:span text:style-name="T464"/></text:p>
      <text:p text:style-name="P7"><text:span text:style-name="T464"/></text:p>
      <text:p text:style-name="P7"><text:span text:style-name="T465">Виртуализация</text:span><text:span text:style-name="T466">. KVM</text:span></text:p>
      <text:p text:style-name="P7"><text:span text:style-name="T467">QEMU<text:s/></text:span><text:span text:style-name="T468">является</text:span><text:span text:style-name="T469"><text:s/></text:span><text:span text:style-name="T470">одним</text:span><text:span text:style-name="T471"><text:s/></text:span><text:span text:style-name="T472">из</text:span><text:span text:style-name="T473"><text:s/></text:span><text:span text:style-name="T474">наиболее</text:span><text:span text:style-name="T475"><text:s/></text:span><text:span text:style-name="T476">быстрых</text:span><text:span text:style-name="T477"><text:s/></text:span><text:span text:style-name="T478">программных</text:span><text:span text:style-name="T479"><text:s/></text:span><text:span text:style-name="T480">динамических</text:span><text:span text:style-name="T481"><text:s/></text:span><text:span text:style-name="T482">трансляторов</text:span><text:span text:style-name="T483"><text:s/></text:span><text:span text:style-name="T484">в</text:span><text:span text:style-name="T485"><text:s/></text:span><text:span text:style-name="T486">мире</text:span><text:span text:style-name="T487">.<text:s/></text:span><text:span text:style-name="T488">Однако</text:span><text:span text:style-name="T489"><text:s/></text:span><text:span text:style-name="T490">эмуляция</text:span><text:span text:style-name="T491"><text:s/></text:span><text:span text:style-name="T492">в</text:span><text:span text:style-name="T493"><text:s/></text:span><text:span text:style-name="T494">любом</text:span><text:span text:style-name="T495"><text:s/></text:span><text:span text:style-name="T496">случае</text:span><text:span text:style-name="T497"><text:s/></text:span><text:span text:style-name="T498">приводит</text:span><text:span text:style-name="T499"><text:s/></text:span><text:span text:style-name="T500">к</text:span><text:span text:style-name="T501"><text:s/></text:span><text:span text:style-name="T502">большому</text:span><text:span text:style-name="T503"><text:s/></text:span><text:span text:style-name="T504">количеству</text:span><text:span text:style-name="T505"><text:s/></text:span><text:span text:style-name="T506">накладных</text:span><text:span text:style-name="T507"><text:s/></text:span><text:span text:style-name="T508">расходов</text:span><text:span text:style-name="T509"><text:s/></text:span><text:span text:style-name="T510">при</text:span><text:span text:style-name="T511"><text:s/></text:span><text:span text:style-name="T512">трансляции</text:span><text:span text:style-name="T513"><text:s/></text:span><text:span text:style-name="T514">кода</text:span><text:span text:style-name="T515">.<text:s/></text:span><text:span text:style-name="T516">Кроме</text:span><text:span text:style-name="T517"><text:s/></text:span><text:span text:style-name="T518">эмуляции</text:span><text:span text:style-name="T519"><text:s/></text:span><text:span text:style-name="T520">для</text:span><text:span text:style-name="T521"><text:s/></text:span><text:span text:style-name="T522">создания</text:span><text:span text:style-name="T523"><text:s/></text:span><text:span text:style-name="T524">виртуальной</text:span><text:span text:style-name="T525"><text:s/></text:span><text:span text:style-name="T526">вычислительной</text:span><text:span text:style-name="T527"><text:s/></text:span><text:span text:style-name="T528">среды</text:span><text:span text:style-name="T529"><text:s/></text:span><text:span text:style-name="T530">применяется</text:span><text:span text:style-name="T531"><text:s/></text:span><text:span text:style-name="T532">виртуализация</text:span><text:span text:style-name="T533">,<text:s/></text:span><text:span text:style-name="T534">которая</text:span><text:span text:style-name="T535"><text:s/></text:span><text:span text:style-name="T536">не</text:span><text:span text:style-name="T537"><text:s/></text:span><text:span text:style-name="T538">позволяет</text:span><text:span text:style-name="T539"><text:s/></text:span><text:span text:style-name="T540">исполнять</text:span><text:span text:style-name="T541"><text:s/></text:span><text:span text:style-name="T542">код</text:span><text:span text:style-name="T543"><text:s/></text:span><text:span text:style-name="T544">сторонних</text:span><text:span text:style-name="T545"><text:s/></text:span><text:span text:style-name="T546">архитектур</text:span><text:span text:style-name="T547">,<text:s/></text:span><text:span text:style-name="T548">а</text:span><text:span text:style-name="T549"><text:s/></text:span><text:span text:style-name="T550">применяется</text:span><text:span text:style-name="T551"><text:s/></text:span><text:span text:style-name="T552">только</text:span><text:span text:style-name="T553"><text:s/></text:span><text:span text:style-name="T554">для</text:span><text:span text:style-name="T555"><text:s/></text:span><text:span text:style-name="T556">логического</text:span><text:span text:style-name="T557"><text:s/></text:span><text:span text:style-name="T558">разделения</text:span><text:span text:style-name="T559"><text:s/></text:span><text:span text:style-name="T560">вычислительных</text:span><text:span text:style-name="T561"><text:s/></text:span><text:span text:style-name="T562">ресурсов</text:span><text:span text:style-name="T563"><text:s/></text:span><text:span text:style-name="T564">между</text:span><text:span text:style-name="T565"><text:s/></text:span><text:span text:style-name="T566">несколькими</text:span><text:span text:style-name="T567"><text:s/></text:span><text:span text:style-name="T568">ОС</text:span><text:span text:style-name="T569">.</text:span></text:p>
      <text:p text:style-name="P7"><text:span text:style-name="T570"/></text:p>
      <text:p text:style-name="P7"><text:span text:style-name="T571">Виртуализация</text:span><text:span text:style-name="T572"><text:s/></text:span><text:span text:style-name="T573">также</text:span><text:span text:style-name="T574"><text:s/></text:span><text:span text:style-name="T575">делится</text:span><text:span text:style-name="T576"><text:s/></text:span><text:span text:style-name="T577">на</text:span><text:span text:style-name="T578"><text:s/></text:span><text:span text:style-name="T579">два</text:span><text:span text:style-name="T580"><text:s/></text:span><text:span text:style-name="T581">вида</text:span><text:span text:style-name="T582">:</text:span></text:p>
      <text:p text:style-name="P7"><text:span text:style-name="T583">·</text:span><text:span text:style-name="T584">Паравиртуализация</text:span><text:span text:style-name="T585">.<text:s/></text:span><text:span text:style-name="T586">Ядро</text:span><text:span text:style-name="T587"><text:s/></text:span><text:span text:style-name="T588">гостевой</text:span><text:span text:style-name="T589"><text:s/></text:span><text:span text:style-name="T590">ОС</text:span><text:span text:style-name="T591"><text:s/></text:span><text:span text:style-name="T592">и</text:span><text:span text:style-name="T593"><text:s/></text:span><text:span text:style-name="T594">гипервизор</text:span><text:span text:style-name="T595"><text:s/></text:span><text:span text:style-name="T596">модифицируются</text:span><text:span text:style-name="T597"><text:s/></text:span><text:span text:style-name="T598">таким</text:span><text:span text:style-name="T599"><text:s/></text:span><text:span text:style-name="T600">образом</text:span><text:span text:style-name="T601">,<text:s/></text:span><text:span text:style-name="T602">чтобы</text:span><text:span text:style-name="T603"><text:s/></text:span><text:span text:style-name="T604">повысить</text:span><text:span text:style-name="T605"><text:s/></text:span><text:span text:style-name="T606">эффективность</text:span><text:span text:style-name="T607"><text:s/></text:span><text:span text:style-name="T608">взаимного</text:span><text:span text:style-name="T609"><text:s/></text:span><text:span text:style-name="T610">исполнения</text:span><text:span text:style-name="T611">:<text:s/></text:span><text:span text:style-name="T612">гипервизор</text:span><text:span text:style-name="T613"><text:s/></text:span><text:span text:style-name="T614">предоставляет</text:span><text:span text:style-name="T615"><text:s/></text:span><text:span text:style-name="T616">специальный</text:span><text:span text:style-name="T617"><text:s/>API,<text:s/></text:span><text:span text:style-name="T618">а</text:span><text:span text:style-name="T619"><text:s/></text:span><text:span text:style-name="T620">ядро</text:span><text:span text:style-name="T621"><text:s/></text:span><text:span text:style-name="T622">ОС</text:span><text:span text:style-name="T623"><text:s/></text:span><text:span text:style-name="T624">использует</text:span><text:span text:style-name="T625"><text:s/></text:span><text:span text:style-name="T626">предоставляемые</text:span><text:span text:style-name="T627"><text:s/></text:span><text:span text:style-name="T628">функции</text:span><text:span text:style-name="T629">.<text:s/></text:span><text:span text:style-name="T630">При</text:span><text:span text:style-name="T631"><text:s/></text:span><text:span text:style-name="T632">этом</text:span><text:span text:style-name="T633"><text:s/></text:span><text:span text:style-name="T634">каждая</text:span><text:span text:style-name="T635"><text:s/></text:span><text:span text:style-name="T636">паравиртуализируемая</text:span><text:span text:style-name="T637"><text:s/></text:span><text:span text:style-name="T638">ОС</text:span><text:span text:style-name="T639"><text:s/></text:span><text:span text:style-name="T640">знает</text:span><text:span text:style-name="T641">,<text:s/></text:span><text:span text:style-name="T642">что</text:span><text:span text:style-name="T643"><text:s/></text:span><text:span text:style-name="T644">она</text:span><text:span text:style-name="T645"><text:s/></text:span><text:span text:style-name="T646">исполняется</text:span><text:span text:style-name="T647"><text:s/></text:span><text:span text:style-name="T648">в</text:span><text:span text:style-name="T649"><text:s/></text:span><text:span text:style-name="T650">виртуализированной</text:span><text:span text:style-name="T651"><text:s/></text:span><text:span text:style-name="T652">среде</text:span><text:span text:style-name="T653">.</text:span></text:p>
      <text:p text:style-name="P7"><text:span text:style-name="T654">·</text:span><text:span text:style-name="T655">Полная</text:span><text:span text:style-name="T656"><text:s/></text:span><text:span text:style-name="T657">виртуализация</text:span><text:span text:style-name="T658">.<text:s/></text:span><text:span text:style-name="T659">Ядро</text:span><text:span text:style-name="T660"><text:s/></text:span><text:span text:style-name="T661">ОС</text:span><text:span text:style-name="T662"><text:s/></text:span><text:span text:style-name="T663">функционирует</text:span><text:span text:style-name="T664"><text:s/></text:span><text:span text:style-name="T665">без</text:span><text:span text:style-name="T666"><text:s/></text:span><text:span text:style-name="T667">модификаций</text:span><text:span text:style-name="T668">.<text:s/></text:span><text:span text:style-name="T669">При</text:span><text:span text:style-name="T670"><text:s/></text:span><text:span text:style-name="T671">этом</text:span><text:span text:style-name="T672"><text:s/></text:span><text:span text:style-name="T673">гостевая</text:span><text:span text:style-name="T674"><text:s/></text:span><text:span text:style-name="T675">ОС</text:span><text:span text:style-name="T676"><text:s/></text:span><text:span text:style-name="T677">не</text:span><text:span text:style-name="T678"><text:s/></text:span><text:span text:style-name="T679">может</text:span><text:span text:style-name="T680"><text:s/></text:span><text:span text:style-name="T681">определить</text:span><text:span text:style-name="T682"><text:s/></text:span><text:span text:style-name="T683">является</text:span><text:span text:style-name="T684"><text:s/></text:span><text:span text:style-name="T685">ли</text:span><text:span text:style-name="T686"><text:s/></text:span><text:span text:style-name="T687">она</text:span><text:span text:style-name="T688"><text:s/></text:span><text:span text:style-name="T689">единственной</text:span><text:span text:style-name="T690"><text:s/></text:span><text:span text:style-name="T691">ОС</text:span><text:span text:style-name="T692"><text:s/></text:span><text:span text:style-name="T693">на</text:span><text:span text:style-name="T694"><text:s/></text:span><text:span text:style-name="T695">данном</text:span><text:span text:style-name="T696"><text:s/></text:span><text:span text:style-name="T697">оборудовании</text:span><text:span text:style-name="T698"><text:s/></text:span><text:span text:style-name="T699">и</text:span><text:span text:style-name="T700"><text:s/></text:span><text:span text:style-name="T701">исполняется</text:span><text:span text:style-name="T702"><text:s/></text:span><text:span text:style-name="T703">ли</text:span><text:span text:style-name="T704"><text:s/></text:span><text:span text:style-name="T705">она</text:span><text:span text:style-name="T706"><text:s/></text:span><text:span text:style-name="T707">в</text:span><text:span text:style-name="T708"><text:s/></text:span><text:span text:style-name="T709">виртуальной</text:span><text:span text:style-name="T710"><text:s/></text:span><text:span text:style-name="T711">среде</text:span><text:span text:style-name="T712"><text:s/></text:span><text:span text:style-name="T713">или</text:span><text:span text:style-name="T714"><text:s/></text:span><text:span text:style-name="T715">нет</text:span><text:span text:style-name="T716">.</text:span></text:p>
      <text:p text:style-name="P7"><text:span text:style-name="T717"/></text:p>
      <text:p text:style-name="P7"><text:span text:style-name="T718">Самым</text:span><text:span text:style-name="T719"><text:s/></text:span><text:span text:style-name="T720">эффективным</text:span><text:span text:style-name="T721"><text:s/></text:span><text:span text:style-name="T722">методом</text:span><text:span text:style-name="T723"><text:s/></text:span><text:span text:style-name="T724">для</text:span><text:span text:style-name="T725"><text:s/></text:span><text:span text:style-name="T726">создания</text:span><text:span text:style-name="T727"><text:s/></text:span><text:span text:style-name="T728">виртуальной</text:span><text:span text:style-name="T729"><text:s/></text:span><text:span text:style-name="T730">вычислительной</text:span><text:span text:style-name="T731"><text:s/></text:span><text:span text:style-name="T732">среды</text:span><text:span text:style-name="T733"><text:s/></text:span><text:span text:style-name="T734">является</text:span><text:span text:style-name="T735"><text:s/></text:span><text:span text:style-name="T736">паравиртуализация</text:span><text:span text:style-name="T737">,<text:s/></text:span><text:span text:style-name="T738">т</text:span><text:span text:style-name="T739">.</text:span><text:span text:style-name="T740">к</text:span><text:span text:style-name="T741">.<text:s/></text:span><text:span text:style-name="T742">согласованное</text:span><text:span text:style-name="T743"><text:s/></text:span><text:span text:style-name="T744">исполнение</text:span><text:span text:style-name="T745"><text:s/></text:span><text:span text:style-name="T746">нескольких</text:span><text:span text:style-name="T747"><text:s/></text:span><text:span text:style-name="T748">гостевых</text:span><text:span text:style-name="T749"><text:s/></text:span><text:span text:style-name="T750">ОС</text:span><text:span text:style-name="T751"><text:s/></text:span><text:span text:style-name="T752">и</text:span><text:span text:style-name="T753"><text:s/></text:span><text:span text:style-name="T754">гипервизора</text:span><text:span text:style-name="T755"><text:s/></text:span><text:span text:style-name="T756">имеет</text:span><text:span text:style-name="T757"><text:s/></text:span><text:span text:style-name="T758">наименьшие</text:span><text:span text:style-name="T759"><text:s/></text:span><text:span text:style-name="T760">накладные</text:span><text:span text:style-name="T761"><text:s/></text:span><text:span text:style-name="T762">расходы</text:span><text:span text:style-name="T763"><text:s/></text:span><text:span text:style-name="T764">и</text:span><text:span text:style-name="T765"><text:s/></text:span><text:span text:style-name="T766">позволяет</text:span><text:span text:style-name="T767"><text:s/></text:span><text:span text:style-name="T768">выполнять</text:span><text:span text:style-name="T769"><text:s/></text:span><text:span text:style-name="T770">часть</text:span><text:span text:style-name="T771"><text:s/></text:span><text:span text:style-name="T772">системных</text:span><text:span text:style-name="T773"><text:s/></text:span><text:span text:style-name="T774">операций</text:span><text:span text:style-name="T775"><text:s/></text:span><text:span text:style-name="T776">максимально</text:span><text:span text:style-name="T777"><text:s/></text:span><text:span text:style-name="T778">эффективно</text:span><text:span text:style-name="T779">.<text:s/></text:span><text:span text:style-name="T780">Однако</text:span><text:span text:style-name="T781"><text:s/></text:span><text:span text:style-name="T782">данный</text:span><text:span text:style-name="T783"><text:s/></text:span><text:span text:style-name="T784">метод</text:span><text:span text:style-name="T785"><text:s/></text:span><text:span text:style-name="T786">не</text:span><text:span text:style-name="T787"><text:s/></text:span><text:span text:style-name="T788">применим</text:span><text:span text:style-name="T789"><text:s/></text:span><text:span text:style-name="T790">ко</text:span><text:span text:style-name="T791"><text:s/></text:span><text:span text:style-name="T792">всем</text:span><text:span text:style-name="T793"><text:s/></text:span><text:span text:style-name="T794">ОС</text:span><text:span text:style-name="T795"><text:s/></text:span><text:span text:style-name="T796">по</text:span><text:span text:style-name="T797"><text:s/></text:span><text:span text:style-name="T798">крайней</text:span><text:span text:style-name="T799"><text:s/></text:span><text:span text:style-name="T800">мере</text:span><text:span text:style-name="T801"><text:s/></text:span><text:span text:style-name="T802">по</text:span><text:span text:style-name="T803"><text:s/></text:span><text:span text:style-name="T804">причине</text:span><text:span text:style-name="T805"><text:s/></text:span><text:span text:style-name="T806">лицензионных</text:span><text:span text:style-name="T807"><text:s/></text:span><text:span text:style-name="T808">ограничений</text:span><text:span text:style-name="T809">,<text:s/></text:span><text:span text:style-name="T810">закрытости</text:span><text:span text:style-name="T811"><text:s/></text:span><text:span text:style-name="T812">исходного</text:span><text:span text:style-name="T813"><text:s/></text:span><text:span text:style-name="T814">кода</text:span><text:span text:style-name="T815">,<text:s/></text:span><text:span text:style-name="T816">а</text:span><text:span text:style-name="T817"><text:s/></text:span><text:span text:style-name="T818">также</text:span><text:span text:style-name="T819"><text:s/></text:span><text:span text:style-name="T820">его</text:span><text:span text:style-name="T821"><text:s/></text:span><text:span text:style-name="T822">реализация</text:span><text:span text:style-name="T823"><text:s/></text:span><text:span text:style-name="T824">усложняется</text:span><text:span text:style-name="T825"><text:s/></text:span><text:span text:style-name="T826">из</text:span><text:span text:style-name="T827">-</text:span><text:span text:style-name="T828">за</text:span><text:span text:style-name="T829"><text:s/></text:span><text:span text:style-name="T830">особенности</text:span><text:span text:style-name="T831"><text:s/></text:span><text:span text:style-name="T832">архитектуры</text:span><text:span text:style-name="T833"><text:s/></text:span><text:span text:style-name="T834">ядра</text:span><text:span text:style-name="T835"><text:s/></text:span><text:span text:style-name="T836">некоторых</text:span><text:span text:style-name="T837"><text:s/></text:span><text:span text:style-name="T838">ОС</text:span><text:span text:style-name="T839">.<text:s/></text:span><text:span text:style-name="T840">Полная</text:span><text:span text:style-name="T841"><text:s/></text:span><text:span text:style-name="T842">виртуализация</text:span><text:span text:style-name="T843"><text:s/></text:span><text:span text:style-name="T844">является</text:span><text:span text:style-name="T845"><text:s/></text:span><text:span text:style-name="T846">более</text:span><text:span text:style-name="T847"><text:s/></text:span><text:span text:style-name="T848">универсальным</text:span><text:span text:style-name="T849"><text:s/></text:span><text:span text:style-name="T850">методом</text:span><text:span text:style-name="T851">.</text:span></text:p>
      <text:p text:style-name="P7"><text:span text:style-name="T852"/></text:p>
      <text:p text:style-name="P7"><text:span text:style-name="T853">Для</text:span><text:span text:style-name="T854"><text:s/></text:span><text:span text:style-name="T855">реализации</text:span><text:span text:style-name="T856"><text:s/></text:span><text:span text:style-name="T857">виртуализации</text:span><text:span text:style-name="T858"><text:s/></text:span><text:span text:style-name="T859">в</text:span><text:span text:style-name="T860"><text:s/>Linux<text:s/></text:span><text:span text:style-name="T861">было</text:span><text:span text:style-name="T862"><text:s/></text:span><text:span text:style-name="T863">разработано</text:span><text:span text:style-name="T864"><text:s/></text:span><text:span text:style-name="T865">программное</text:span><text:span text:style-name="T866"><text:s/></text:span><text:span text:style-name="T867">решение</text:span><text:span text:style-name="T868"><text:s/>KVM (Kernel-based Virtual Machine),<text:s/></text:span><text:span text:style-name="T869">которое</text:span><text:span text:style-name="T870"><text:s/></text:span><text:span text:style-name="T871">является</text:span><text:span text:style-name="T872"><text:s/></text:span><text:span text:style-name="T873">частью</text:span><text:span text:style-name="T874"><text:s/></text:span><text:span text:style-name="T875">ядра</text:span><text:span text:style-name="T876"><text:s/>Linux<text:s/></text:span><text:span text:style-name="T877">и</text:span><text:span text:style-name="T878"><text:s/></text:span><text:span text:style-name="T879">обеспечивает</text:span><text:span text:style-name="T880"><text:s/></text:span><text:span text:style-name="T881">полную</text:span><text:span text:style-name="T882"><text:s/></text:span><text:span text:style-name="T883">виртуализацию</text:span><text:span text:style-name="T884"><text:s/></text:span><text:span text:style-name="T885">при</text:span><text:span text:style-name="T886"><text:s/></text:span><text:span text:style-name="T887">поддержке</text:span><text:span text:style-name="T888"><text:s/></text:span><text:span text:style-name="T889">оборудования</text:span><text:span text:style-name="T890">.</text:span></text:p>
      <text:p text:style-name="P7"><text:span text:style-name="T891"/></text:p>
      <text:p text:style-name="P7"><text:span text:style-name="T892">Система</text:span><text:span text:style-name="T893"><text:s/></text:span><text:span text:style-name="T894">виртуализации</text:span><text:span text:style-name="T895"><text:s/></text:span><text:span text:style-name="T896">состоит</text:span><text:span text:style-name="T897"><text:s/></text:span><text:span text:style-name="T898">из</text:span><text:span text:style-name="T899"><text:s/></text:span><text:span text:style-name="T900">двух</text:span><text:span text:style-name="T901"><text:s/></text:span><text:span text:style-name="T902">частей</text:span><text:span text:style-name="T903">:</text:span></text:p>
      <text:p text:style-name="P7"><text:span text:style-name="T904">·</text:span><text:span text:style-name="T905">загружаемого</text:span><text:span text:style-name="T906"><text:s/></text:span><text:span text:style-name="T907">модуля</text:span><text:span text:style-name="T908"><text:s/></text:span><text:span text:style-name="T909">ядра</text:span><text:span text:style-name="T910"><text:s/>kvm.ko + (kvm-intel<text:s/></text:span><text:span text:style-name="T911">или</text:span><text:span text:style-name="T912"><text:s/>kvm-amd).</text:span></text:p>
      <text:p text:style-name="P7"><text:span text:style-name="T913">·</text:span><text:span text:style-name="T914">приложения</text:span><text:span text:style-name="T915"><text:s/></text:span><text:span text:style-name="T916">пользовательского</text:span><text:span text:style-name="T917"><text:s/></text:span><text:span text:style-name="T918">режима</text:span><text:span text:style-name="T919">,<text:s/></text:span><text:span text:style-name="T920">осуществляющего</text:span><text:span text:style-name="T921"><text:s/></text:span><text:span text:style-name="T922">контроль</text:span><text:span text:style-name="T923"><text:s/></text:span><text:span text:style-name="T924">за</text:span><text:span text:style-name="T925"><text:s/></text:span><text:span text:style-name="T926">виртуальной</text:span><text:span text:style-name="T927"><text:s/></text:span><text:span text:style-name="T928">машиной</text:span><text:span text:style-name="T929">.</text:span></text:p>
      <text:p text:style-name="P7"><text:span text:style-name="T930"/></text:p>
      <text:p text:style-name="P7"><text:span text:style-name="T931">QEMU &amp; KVM</text:span></text:p>
      <text:p text:style-name="P7"><text:span text:style-name="T932">В</text:span><text:span text:style-name="T933"><text:s/></text:span><text:span text:style-name="T934">ходе</text:span><text:span text:style-name="T935"><text:s/></text:span><text:span text:style-name="T936">развития</text:span><text:span text:style-name="T937"><text:s/></text:span><text:span text:style-name="T938">системы</text:span><text:span text:style-name="T939"><text:s/></text:span><text:span text:style-name="T940">было</text:span><text:span text:style-name="T941"><text:s/></text:span><text:span text:style-name="T942">принято</text:span><text:span text:style-name="T943"><text:s/></text:span><text:span text:style-name="T944">решение</text:span><text:span text:style-name="T945"><text:s/></text:span><text:span text:style-name="T946">использовать</text:span><text:span text:style-name="T947"><text:s/></text:span><text:span text:style-name="T948">в</text:span><text:span text:style-name="T949"><text:s/></text:span><text:span text:style-name="T950">качестве</text:span><text:span text:style-name="T951"><text:s/></text:span><text:span text:style-name="T952">компоненты</text:span><text:span text:style-name="T953"><text:s/></text:span><text:span text:style-name="T954">пользовательского</text:span><text:span text:style-name="T955"><text:s/></text:span><text:span text:style-name="T956">режима</text:span><text:span text:style-name="T957"><text:s/>QEMU,<text:s/></text:span><text:span text:style-name="T958">т</text:span><text:span text:style-name="T959">.</text:span><text:span text:style-name="T960">к</text:span><text:span text:style-name="T961">.<text:s/></text:span><text:span text:style-name="T962">к</text:span><text:span text:style-name="T963"><text:s/></text:span><text:span text:style-name="T964">тому</text:span><text:span text:style-name="T965"><text:s/></text:span><text:span text:style-name="T966">моменту</text:span><text:span text:style-name="T967"><text:s/></text:span><text:span text:style-name="T968">он</text:span><text:span text:style-name="T969"><text:s/></text:span><text:span text:style-name="T970">уже</text:span><text:span text:style-name="T971"><text:s/></text:span><text:span text:style-name="T972">содержал</text:span><text:span text:style-name="T973"><text:s/></text:span><text:span text:style-name="T974">все</text:span><text:span text:style-name="T975"><text:s/></text:span><text:span text:style-name="T976">необходимые</text:span><text:span text:style-name="T977"><text:s/></text:span><text:span text:style-name="T978">функции</text:span><text:span text:style-name="T979"><text:s/></text:span><text:span text:style-name="T980">по</text:span><text:span text:style-name="T981"><text:s/></text:span><text:span text:style-name="T982">эмуляции</text:span><text:span text:style-name="T983"><text:s/></text:span><text:span text:style-name="T984">оборудования</text:span><text:span text:style-name="T985"><text:s/></text:span><text:span text:style-name="T986">и</text:span><text:span text:style-name="T987"><text:s/></text:span><text:span text:style-name="T988">являлся</text:span><text:span text:style-name="T989"><text:s/></text:span><text:span text:style-name="T990">ПО</text:span><text:span text:style-name="T991"><text:s/></text:span><text:span text:style-name="T992">с</text:span><text:span text:style-name="T993"><text:s/></text:span><text:span text:style-name="T994">открытым</text:span><text:span text:style-name="T995"><text:s/></text:span><text:span text:style-name="T996">исходным</text:span><text:span text:style-name="T997"><text:s/></text:span><text:span text:style-name="T998">кодом</text:span><text:span text:style-name="T999">.</text:span></text:p>
      <text:p text:style-name="P7"><text:span text:style-name="T1000"/></text:p>
      <text:p text:style-name="P7"><text:span text:style-name="T1001">В</text:span><text:span text:style-name="T1002"><text:s/></text:span><text:span text:style-name="T1003">результате</text:span><text:span text:style-name="T1004"><text:s/></text:span><text:span text:style-name="T1005">внедрения</text:span><text:span text:style-name="T1006"><text:s/></text:span><text:span text:style-name="T1007">поддержки</text:span><text:span text:style-name="T1008"><text:s/>KVM<text:s/></text:span><text:span text:style-name="T1009">в</text:span><text:span text:style-name="T1010"><text:s/>QEMU<text:s/></text:span><text:span text:style-name="T1011">он</text:span><text:span text:style-name="T1012"><text:s/></text:span><text:span text:style-name="T1013">получил</text:span><text:span text:style-name="T1014"><text:s/></text:span><text:span text:style-name="T1015">возможность</text:span><text:span text:style-name="T1016"><text:s/></text:span><text:span text:style-name="T1017">работать</text:span><text:span text:style-name="T1018"><text:s/></text:span><text:span text:style-name="T1019">в</text:span><text:span text:style-name="T1020"><text:s/></text:span><text:span text:style-name="T1021">двух</text:span><text:span text:style-name="T1022"><text:s/></text:span><text:span text:style-name="T1023">режимах</text:span><text:span text:style-name="T1024">:</text:span></text:p>
      <text:p text:style-name="P7"><text:span text:style-name="T1025">·</text:span><text:span text:style-name="T1026">эмуляции</text:span><text:span text:style-name="T1027">:<text:s/></text:span><text:span text:style-name="T1028">без</text:span><text:span text:style-name="T1029"><text:s/></text:span><text:span text:style-name="T1030">дополнительных</text:span><text:span text:style-name="T1031"><text:s/></text:span><text:span text:style-name="T1032">опций</text:span></text:p>
      <text:p text:style-name="P7"><text:span text:style-name="T1033">·</text:span><text:span text:style-name="T1034">виртуализации</text:span><text:span text:style-name="T1035">:<text:s/></text:span><text:span text:style-name="T1036">с</text:span><text:span text:style-name="T1037"><text:s/></text:span><text:span text:style-name="T1038">опцией</text:span><text:span text:style-name="T1039"><text:s/>-enable-kvm</text:span></text:p>
      <text:p text:style-name="P7"><text:span text:style-name="T1040"/></text:p>
      <text:p text:style-name="P7"><text:span text:style-name="T1041">Установка</text:span><text:span text:style-name="T1042"><text:s/>QEMU.<text:s/></text:span><text:span text:style-name="T1043">Проверка</text:span><text:span text:style-name="T1044"><text:s/></text:span><text:span text:style-name="T1045">поддержки</text:span><text:span text:style-name="T1046"><text:s/></text:span><text:span text:style-name="T1047">виртуализации</text:span><text:span text:style-name="T1048">.</text:span></text:p>
      <text:p text:style-name="P7"><text:span text:style-name="T1049">Для</text:span><text:span text:style-name="T1050"><text:s/></text:span><text:span text:style-name="T1051">удобства</text:span><text:span text:style-name="T1052"><text:s/></text:span><text:span text:style-name="T1053">применения</text:span><text:span text:style-name="T1054">,<text:s/></text:span><text:span text:style-name="T1055">а</text:span><text:span text:style-name="T1056"><text:s/></text:span><text:span text:style-name="T1057">также</text:span><text:span text:style-name="T1058"><text:s/></text:span><text:span text:style-name="T1059">по</text:span><text:span text:style-name="T1060"><text:s/></text:span><text:span text:style-name="T1061">причинам</text:span><text:span text:style-name="T1062">,<text:s/></text:span><text:span text:style-name="T1063">связанным</text:span><text:span text:style-name="T1064"><text:s/></text:span><text:span text:style-name="T1065">с</text:span><text:span text:style-name="T1066"><text:s/></text:span><text:span text:style-name="T1067">особенностями</text:span><text:span text:style-name="T1068"><text:s/></text:span><text:span text:style-name="T1069">распространения</text:span><text:span text:style-name="T1070"><text:s/></text:span><text:span text:style-name="T1071">ПО</text:span><text:span text:style-name="T1072"><text:s/></text:span><text:span text:style-name="T1073">в</text:span><text:span text:style-name="T1074"><text:s/>Linux<text:s/></text:span><text:span text:style-name="T1075">в</text:span><text:span text:style-name="T1076"><text:s/></text:span><text:span text:style-name="T1077">т</text:span><text:span text:style-name="T1078">.</text:span><text:span text:style-name="T1079">н</text:span><text:span text:style-name="T1080">.<text:s/></text:span><text:span text:style-name="T1081">пакетах</text:span><text:span text:style-name="T1082">,<text:s/></text:span><text:span text:style-name="T1083">во</text:span><text:span text:style-name="T1084"><text:s/></text:span><text:span text:style-name="T1085">многих</text:span><text:span text:style-name="T1086"><text:s/></text:span><text:span text:style-name="T1087">дистрибутивах</text:span><text:span text:style-name="T1088"><text:s/></text:span><text:span text:style-name="T1089">на</text:span><text:span text:style-name="T1090"><text:s/></text:span><text:span text:style-name="T1091">сегодняшний</text:span><text:span text:style-name="T1092"><text:s/></text:span><text:span text:style-name="T1093">день</text:span><text:span text:style-name="T1094"><text:s/></text:span><text:span text:style-name="T1095">присутствует</text:span><text:span text:style-name="T1096"><text:s/></text:span><text:span text:style-name="T1097">две</text:span><text:span text:style-name="T1098"><text:s/></text:span><text:span text:style-name="T1099">команды</text:span><text:span text:style-name="T1100">:</text:span></text:p>
      <text:p text:style-name="P7"><text:span text:style-name="T1101">·</text:span><text:span text:style-name="T1102">qemu-system-x86_64,<text:s/></text:span><text:span text:style-name="T1103">о</text:span><text:span text:style-name="T1104"><text:s/></text:span><text:span text:style-name="T1105">которой</text:span><text:span text:style-name="T1106"><text:s/></text:span><text:span text:style-name="T1107">рассказано</text:span><text:span text:style-name="T1108"><text:s/></text:span><text:span text:style-name="T1109">в</text:span><text:span text:style-name="T1110"><text:s/></text:span><text:span text:style-name="T1111">предыдущем</text:span><text:span text:style-name="T1112"><text:s/></text:span><text:span text:style-name="T1113">абзаце</text:span></text:p>
      <text:p text:style-name="P7"><text:span text:style-name="T1114">·</text:span><text:span text:style-name="T1115">kvm,<text:s/></text:span><text:span text:style-name="T1116">которая</text:span><text:span text:style-name="T1117"><text:s/></text:span><text:span text:style-name="T1118">на</text:span><text:span text:style-name="T1119"><text:s/></text:span><text:span text:style-name="T1120">самом</text:span><text:span text:style-name="T1121"><text:s/></text:span><text:span text:style-name="T1122">деле</text:span><text:span text:style-name="T1123"><text:s/></text:span><text:span text:style-name="T1124">является</text:span><text:span text:style-name="T1125"><text:s/></text:span><text:span text:style-name="T1126">модифицированным</text:span><text:span text:style-name="T1127"><text:s/>QEMU,<text:s/></text:span><text:span text:style-name="T1128">в</text:span><text:span text:style-name="T1129"><text:s/></text:span><text:span text:style-name="T1130">котором</text:span><text:span text:style-name="T1131"><text:s/></text:span><text:span text:style-name="T1132">по</text:span><text:span text:style-name="T1133"><text:s/></text:span><text:span text:style-name="T1134">умолчанию</text:span><text:span text:style-name="T1135"><text:s/></text:span><text:span text:style-name="T1136">запускается</text:span><text:span text:style-name="T1137"><text:s/></text:span><text:span text:style-name="T1138">режим</text:span><text:span text:style-name="T1139"><text:s/></text:span><text:span text:style-name="T1140">виртуализации</text:span><text:span text:style-name="T1141">,<text:s/></text:span><text:span text:style-name="T1142">а</text:span><text:span text:style-name="T1143"><text:s/></text:span><text:span text:style-name="T1144">чтобы</text:span><text:span text:style-name="T1145"><text:s/></text:span><text:span text:style-name="T1146">перейти</text:span><text:span text:style-name="T1147"><text:s/></text:span><text:span text:style-name="T1148">в</text:span><text:span text:style-name="T1149"><text:s/></text:span><text:span text:style-name="T1150">режим</text:span><text:span text:style-name="T1151"><text:s/></text:span><text:span text:style-name="T1152">эмуляции</text:span><text:span text:style-name="T1153"><text:s/>(</text:span><text:span text:style-name="T1154">и</text:span><text:span text:style-name="T1155"><text:s/></text:span><text:span text:style-name="T1156">отключить</text:span><text:span text:style-name="T1157"><text:s/></text:span><text:span text:style-name="T1158">поддержку</text:span><text:span text:style-name="T1159"><text:s/>KVM)<text:s/></text:span><text:span text:style-name="T1160">используется</text:span><text:span text:style-name="T1161"><text:s/></text:span><text:span text:style-name="T1162">опция</text:span><text:span text:style-name="T1163"><text:s/>-no-kvm</text:span></text:p>
      <text:p text:style-name="P7"><text:span text:style-name="T1164">Эмулятор</text:span><text:span text:style-name="T1165"><text:s/>qemu<text:s/></text:span><text:span text:style-name="T1166">можно</text:span><text:span text:style-name="T1167"><text:s/></text:span><text:span text:style-name="T1168">установить</text:span><text:span text:style-name="T1169"><text:s/></text:span><text:span text:style-name="T1170">принятым</text:span><text:span text:style-name="T1171"><text:s/></text:span><text:span text:style-name="T1172">в</text:span><text:span text:style-name="T1173"><text:s/></text:span><text:span text:style-name="T1174">дистрибутиве</text:span><text:span text:style-name="T1175"><text:s/></text:span><text:span text:style-name="T1176">способом</text:span><text:span text:style-name="T1177">.<text:s/></text:span><text:span text:style-name="T1178">Например</text:span><text:span text:style-name="T1179">,<text:s/></text:span><text:span text:style-name="T1180">для</text:span><text:span text:style-name="T1181"><text:s/>Debian GNU/Linux:</text:span></text:p>
      <text:p text:style-name="P7"><text:span text:style-name="T1182"/></text:p>
      <text:p text:style-name="P7"><text:span text:style-name="T1183">apt install qemu-kvm</text:span></text:p>
      <text:p text:style-name="P7"><text:span text:style-name="T1184"/></text:p>
      <text:p text:style-name="P7"><text:span text:style-name="T1185">Элементарные</text:span><text:span text:style-name="T1186"><text:s/></text:span><text:span text:style-name="T1187">операции</text:span><text:span text:style-name="T1188"><text:s/></text:span><text:span text:style-name="T1189">доступны</text:span><text:span text:style-name="T1190"><text:s/></text:span><text:span text:style-name="T1191">сразу</text:span><text:span text:style-name="T1192"><text:s/></text:span><text:span text:style-name="T1193">же</text:span><text:span text:style-name="T1194"><text:s/></text:span><text:span text:style-name="T1195">после</text:span><text:span text:style-name="T1196"><text:s/></text:span><text:span text:style-name="T1197">установки</text:span><text:span text:style-name="T1198">.<text:s/></text:span><text:span text:style-name="T1199">Например</text:span><text:span text:style-name="T1200">,<text:s/></text:span><text:span text:style-name="T1201">запустить</text:span><text:span text:style-name="T1202"><text:s/></text:span><text:span text:style-name="T1203">в</text:span><text:span text:style-name="T1204"><text:s/></text:span><text:span text:style-name="T1205">эмуляторе</text:span><text:span text:style-name="T1206"><text:s/>LiveCD:</text:span></text:p>
      <text:p text:style-name="P7"><text:span text:style-name="T1207">qemu-system-x86_64 -cdrom knoppix.iso</text:span></text:p>
      <text:p text:style-name="P7"><text:span text:style-name="T1208"/></text:p>
      <text:p text:style-name="P7"><text:span text:style-name="T1209">QEMU -<text:s/></text:span><text:span text:style-name="T1210">эмулятор</text:span><text:span text:style-name="T1211">,<text:s/></text:span><text:span text:style-name="T1212">который</text:span><text:span text:style-name="T1213"><text:s/></text:span><text:span text:style-name="T1214">может</text:span><text:span text:style-name="T1215"><text:s/></text:span><text:span text:style-name="T1216">работать</text:span><text:span text:style-name="T1217"><text:s/></text:span><text:span text:style-name="T1218">и</text:span><text:span text:style-name="T1219"><text:s/></text:span><text:span text:style-name="T1220">без</text:span><text:span text:style-name="T1221"><text:s/>KVM,<text:s/></text:span><text:span text:style-name="T1222">но</text:span><text:span text:style-name="T1223"><text:s/></text:span><text:span text:style-name="T1224">использование</text:span><text:span text:style-name="T1225"><text:s/></text:span><text:span text:style-name="T1226">аппаратной</text:span><text:span text:style-name="T1227"><text:s/></text:span><text:span text:style-name="T1228">виртуализации</text:span><text:span text:style-name="T1229"><text:s/></text:span><text:span text:style-name="T1230">значительно</text:span><text:span text:style-name="T1231"><text:s/></text:span><text:span text:style-name="T1232">ускоряет</text:span><text:span text:style-name="T1233"><text:s/></text:span><text:span text:style-name="T1234">работу</text:span><text:span text:style-name="T1235"><text:s/></text:span><text:span text:style-name="T1236">гостевых</text:span><text:span text:style-name="T1237"><text:s/></text:span><text:span text:style-name="T1238">систем</text:span><text:span text:style-name="T1239">,<text:s/></text:span><text:span text:style-name="T1240">поэтому</text:span><text:span text:style-name="T1241"><text:s/>KVM<text:s/></text:span><text:span text:style-name="T1242">является</text:span><text:span text:style-name="T1243"><text:s/></text:span><text:span text:style-name="T1244">предпочтительным</text:span><text:span text:style-name="T1245"><text:s/></text:span><text:span text:style-name="T1246">вариантом</text:span><text:span text:style-name="T1247">.</text:span></text:p>
      <text:p text:style-name="P7"><text:span text:style-name="T1248"/></text:p>
      <text:p text:style-name="P7"><text:span text:style-name="T1249">Ускорение</text:span><text:span text:style-name="T1250"><text:s/>KVM<text:s/></text:span><text:span text:style-name="T1251">поддерживается</text:span><text:span text:style-name="T1252"><text:s/></text:span><text:span text:style-name="T1253">далеко</text:span><text:span text:style-name="T1254"><text:s/></text:span><text:span text:style-name="T1255">не</text:span><text:span text:style-name="T1256"><text:s/></text:span><text:span text:style-name="T1257">везде</text:span><text:span text:style-name="T1258">,<text:s/></text:span><text:span text:style-name="T1259">для</text:span><text:span text:style-name="T1260"><text:s/></text:span><text:span text:style-name="T1261">его</text:span><text:span text:style-name="T1262"><text:s/></text:span><text:span text:style-name="T1263">успешного</text:span><text:span text:style-name="T1264"><text:s/></text:span><text:span text:style-name="T1265">применения</text:span><text:span text:style-name="T1266"><text:s/></text:span><text:span text:style-name="T1267">необходимо</text:span><text:span text:style-name="T1268">:</text:span></text:p>
      <text:p text:style-name="P7"><text:span text:style-name="T1269">·</text:span><text:span text:style-name="T1270">Поддержка</text:span><text:span text:style-name="T1271"><text:s/></text:span><text:span text:style-name="T1272">процессором</text:span><text:span text:style-name="T1273"><text:s/></text:span><text:span text:style-name="T1274">технологии</text:span><text:span text:style-name="T1275"><text:s/></text:span><text:span text:style-name="T1276">виртуализации</text:span><text:span text:style-name="T1277">.<text:s/></text:span><text:span text:style-name="T1278">Выполните</text:span><text:span text:style-name="T1279"><text:s/></text:span><text:span text:style-name="T1280">следующую</text:span><text:span text:style-name="T1281"><text:s/></text:span><text:span text:style-name="T1282">команду</text:span><text:span text:style-name="T1283">,<text:s/></text:span><text:span text:style-name="T1284">чтобы</text:span><text:span text:style-name="T1285"><text:s/></text:span><text:span text:style-name="T1286">узнать</text:span><text:span text:style-name="T1287"><text:s/></text:span><text:span text:style-name="T1288">поддерживает</text:span><text:span text:style-name="T1289"><text:s/></text:span><text:span text:style-name="T1290">ли</text:span><text:span text:style-name="T1291"><text:s/></text:span><text:span text:style-name="T1292">процессор</text:span><text:span text:style-name="T1293"><text:s/></text:span><text:span text:style-name="T1294">аппаратную</text:span><text:span text:style-name="T1295"><text:s/></text:span><text:span text:style-name="T1296">виртуализацию</text:span><text:span text:style-name="T1297">.</text:span></text:p>
      <text:p text:style-name="P7"><text:span text:style-name="T1298">grep -E '(vmx|svm)' /proc/cpuinfo</text:span></text:p>
      <text:p text:style-name="P7"><text:span text:style-name="T1299"/></text:p>
      <text:p text:style-name="P7"><text:span text:style-name="T1300">·</text:span><text:span text:style-name="T1301">Включение</text:span><text:span text:style-name="T1302"><text:s/></text:span><text:span text:style-name="T1303">соответствующей</text:span><text:span text:style-name="T1304"><text:s/></text:span><text:span text:style-name="T1305">опции</text:span><text:span text:style-name="T1306"><text:s/></text:span><text:span text:style-name="T1307">в</text:span><text:span text:style-name="T1308"><text:s/>BIOS<text:s/></text:span><text:span text:style-name="T1309">системы</text:span><text:span text:style-name="T1310">.</text:span></text:p>
      <text:p text:style-name="P7"><text:span text:style-name="T1311">·</text:span><text:span text:style-name="T1312">Наличие</text:span><text:span text:style-name="T1313"><text:s/></text:span><text:span text:style-name="T1314">необходимых</text:span><text:span text:style-name="T1315"><text:s/></text:span><text:span text:style-name="T1316">модулей</text:span><text:span text:style-name="T1317"><text:s/></text:span><text:span text:style-name="T1318">в</text:span><text:span text:style-name="T1319"><text:s/></text:span><text:span text:style-name="T1320">ядре</text:span><text:span text:style-name="T1321">.<text:s/></text:span><text:span text:style-name="T1322">Выполните</text:span><text:span text:style-name="T1323"><text:s/></text:span><text:span text:style-name="T1324">следующую</text:span><text:span text:style-name="T1325"><text:s/></text:span><text:span text:style-name="T1326">команду</text:span><text:span text:style-name="T1327">,<text:s/></text:span><text:span text:style-name="T1328">чтобы</text:span><text:span text:style-name="T1329"><text:s/></text:span><text:span text:style-name="T1330">узнать</text:span><text:span text:style-name="T1331"><text:s/></text:span><text:span text:style-name="T1332">загружены</text:span><text:span text:style-name="T1333"><text:s/></text:span><text:span text:style-name="T1334">ли</text:span><text:span text:style-name="T1335"><text:s/></text:span><text:span text:style-name="T1336">необходимые</text:span><text:span text:style-name="T1337"><text:s/></text:span><text:span text:style-name="T1338">модули</text:span><text:span text:style-name="T1339">.</text:span></text:p>
      <text:p text:style-name="P7"><text:span text:style-name="T1340">lsmod | grep kvm</text:span></text:p>
      <text:p text:style-name="P7"><text:span text:style-name="T1341"/></text:p>
      <text:p text:style-name="P7"><text:span text:style-name="T1342">Для</text:span><text:span text:style-name="T1343"><text:s/></text:span><text:span text:style-name="T1344">определения</text:span><text:span text:style-name="T1345"><text:s/></text:span><text:span text:style-name="T1346">поддержки</text:span><text:span text:style-name="T1347"><text:s/></text:span><text:span text:style-name="T1348">гипервизора</text:span><text:span text:style-name="T1349"><text:s/>kvm<text:s/></text:span><text:span text:style-name="T1350">на</text:span><text:span text:style-name="T1351"><text:s/></text:span><text:span text:style-name="T1352">вашем</text:span><text:span text:style-name="T1353"><text:s/></text:span><text:span text:style-name="T1354">оборудовании</text:span><text:span text:style-name="T1355"><text:s/></text:span><text:span text:style-name="T1356">необходимо</text:span><text:span text:style-name="T1357"><text:s/></text:span><text:span text:style-name="T1358">запустить</text:span><text:span text:style-name="T1359"><text:s/></text:span><text:span text:style-name="T1360">ВМ</text:span><text:span text:style-name="T1361"><text:s/>QEMU c<text:s/></text:span><text:span text:style-name="T1362">опцией</text:span><text:span text:style-name="T1363"><text:s/>-enable-kvm (</text:span><text:span text:style-name="T1364">или</text:span><text:span text:style-name="T1365"><text:s/></text:span><text:span text:style-name="T1366">просто</text:span><text:span text:style-name="T1367"><text:s/></text:span><text:span text:style-name="T1368">запустите</text:span><text:span text:style-name="T1369"><text:s/>kvm,<text:s/></text:span><text:span text:style-name="T1370">если</text:span><text:span text:style-name="T1371"><text:s/></text:span><text:span text:style-name="T1372">он</text:span><text:span text:style-name="T1373"><text:s/></text:span><text:span text:style-name="T1374">установлен</text:span><text:span text:style-name="T1375">).<text:s/></text:span><text:span text:style-name="T1376">Если</text:span><text:span text:style-name="T1377"><text:s/></text:span><text:span text:style-name="T1378">виртуализация</text:span><text:span text:style-name="T1379"><text:s/></text:span><text:span text:style-name="T1380">не</text:span><text:span text:style-name="T1381"><text:s/></text:span><text:span text:style-name="T1382">поддерживается</text:span><text:span text:style-name="T1383">,<text:s/></text:span><text:span text:style-name="T1384">то</text:span><text:span text:style-name="T1385"><text:s/></text:span><text:span text:style-name="T1386">ВМ</text:span><text:span text:style-name="T1387"><text:s/></text:span><text:span text:style-name="T1388">сразу</text:span><text:span text:style-name="T1389"><text:s/></text:span><text:span text:style-name="T1390">завершит</text:span><text:span text:style-name="T1391"><text:s/></text:span><text:span text:style-name="T1392">исполнение</text:span><text:span text:style-name="T1393"><text:s/></text:span><text:span text:style-name="T1394">и</text:span><text:span text:style-name="T1395"><text:s/></text:span><text:span text:style-name="T1396">выдаст</text:span><text:span text:style-name="T1397"><text:s/></text:span><text:span text:style-name="T1398">сообщение</text:span><text:span text:style-name="T1399"><text:s/></text:span><text:span text:style-name="T1400">о</text:span><text:span text:style-name="T1401"><text:s/></text:span><text:span text:style-name="T1402">том</text:span><text:span text:style-name="T1403">,<text:s/></text:span><text:span text:style-name="T1404">что</text:span><text:span text:style-name="T1405"><text:s/></text:span><text:span text:style-name="T1406">гипервизор</text:span><text:span text:style-name="T1407"><text:s/>KVM<text:s/></text:span><text:span text:style-name="T1408">не</text:span><text:span text:style-name="T1409"><text:s/></text:span><text:span text:style-name="T1410">поддерживается</text:span><text:span text:style-name="T1411">.</text:span></text:p>
      <text:p text:style-name="P7"><text:span text:style-name="T1412">Создание</text:span><text:span text:style-name="T1413"><text:s/></text:span><text:span text:style-name="T1414">жёсткого</text:span><text:span text:style-name="T1415"><text:s/></text:span><text:span text:style-name="T1416">диска</text:span><text:span text:style-name="T1417">.<text:s/></text:span><text:span text:style-name="T1418">Работа</text:span><text:span text:style-name="T1419"><text:s/></text:span><text:span text:style-name="T1420">с</text:span><text:span text:style-name="T1421"><text:s/></text:span><text:span text:style-name="T1422">образами</text:span><text:span text:style-name="T1423"><text:s/></text:span><text:span text:style-name="T1424">дисков</text:span><text:span text:style-name="T1425">.</text:span></text:p>
      <text:p text:style-name="P7"><text:span text:style-name="T1426"/></text:p>
      <text:p text:style-name="P7"><text:span text:style-name="T1427">Чтобы</text:span><text:span text:style-name="T1428"><text:s/></text:span><text:span text:style-name="T1429">полноценно</text:span><text:span text:style-name="T1430"><text:s/></text:span><text:span text:style-name="T1431">виртуализировать</text:span><text:span text:style-name="T1432"><text:s/></text:span><text:span text:style-name="T1433">систему</text:span><text:span text:style-name="T1434">,<text:s/></text:span><text:span text:style-name="T1435">необходимо</text:span><text:span text:style-name="T1436"><text:s/></text:span><text:span text:style-name="T1437">создать</text:span><text:span text:style-name="T1438"><text:s/></text:span><text:span text:style-name="T1439">образ</text:span><text:span text:style-name="T1440"><text:s/></text:span><text:span text:style-name="T1441">жёсткого</text:span><text:span text:style-name="T1442"><text:s/></text:span><text:span text:style-name="T1443">диска</text:span><text:span text:style-name="T1444"><text:s/></text:span><text:span text:style-name="T1445">данной</text:span><text:span text:style-name="T1446"><text:s/></text:span><text:span text:style-name="T1447">системы</text:span><text:span text:style-name="T1448">. QEMU<text:s/></text:span><text:span text:style-name="T1449">предоставляет</text:span><text:span text:style-name="T1450"><text:s/></text:span><text:span text:style-name="T1451">специальную</text:span><text:span text:style-name="T1452"><text:s/></text:span><text:span text:style-name="T1453">команду</text:span><text:span text:style-name="T1454"><text:s/></text:span><text:span text:style-name="T1455">для</text:span><text:span text:style-name="T1456"><text:s/></text:span><text:span text:style-name="T1457">создания</text:span><text:span text:style-name="T1458"><text:s/></text:span><text:span text:style-name="T1459">жесткого</text:span><text:span text:style-name="T1460"><text:s/></text:span><text:span text:style-name="T1461">диска</text:span><text:span text:style-name="T1462">,<text:s/></text:span><text:span text:style-name="T1463">которая</text:span><text:span text:style-name="T1464"><text:s/></text:span><text:span text:style-name="T1465">называется</text:span><text:span text:style-name="T1466"><text:s/>qemu-img.<text:s/></text:span><text:span text:style-name="T1467">Эта</text:span><text:span text:style-name="T1468"><text:s/></text:span><text:span text:style-name="T1469">утилита</text:span><text:span text:style-name="T1470"><text:s/></text:span><text:span text:style-name="T1471">создает</text:span><text:span text:style-name="T1472"><text:s/></text:span><text:span text:style-name="T1473">образы</text:span><text:span text:style-name="T1474"><text:s/></text:span><text:span text:style-name="T1475">различных</text:span><text:span text:style-name="T1476"><text:s/></text:span><text:span text:style-name="T1477">форматов</text:span><text:span text:style-name="T1478">:</text:span></text:p>
      <text:p text:style-name="P7"><text:span text:style-name="T1479"/></text:p>
      <text:p text:style-name="P7"><text:span text:style-name="T1480"><text:s text:c="4"/>raw<text:s/></text:span><text:span text:style-name="T1481">файл</text:span><text:span text:style-name="T1482"><text:s/></text:span><text:span text:style-name="T1483">содержащий</text:span><text:span text:style-name="T1484"><text:s/></text:span><text:span text:style-name="T1485">точную</text:span><text:span text:style-name="T1486"><text:s/></text:span><text:span text:style-name="T1487">копию</text:span><text:span text:style-name="T1488"><text:s/></text:span><text:span text:style-name="T1489">диска</text:span><text:span text:style-name="T1490">,<text:s/></text:span><text:span text:style-name="T1491">подключаемую</text:span><text:span text:style-name="T1492"><text:s/></text:span><text:span text:style-name="T1493">к</text:span><text:span text:style-name="T1494"><text:s/></text:span><text:span text:style-name="T1495">виртуальной</text:span><text:span text:style-name="T1496"><text:s/></text:span><text:span text:style-name="T1497">машине</text:span><text:span text:style-name="T1498">.</text:span></text:p>
      <text:p text:style-name="P7"><text:span text:style-name="T1499"><text:s text:c="4"/>vdi<text:s/></text:span><text:span text:style-name="T1500">образ</text:span><text:span text:style-name="T1501"><text:s/>BM<text:s/></text:span><text:span text:style-name="T1502">поддерживаемый</text:span><text:span text:style-name="T1503"><text:s/>VirtualBox.</text:span></text:p>
      <text:p text:style-name="P7"><text:span text:style-name="T1504"><text:s text:c="4"/>vmdk<text:s/></text:span><text:span text:style-name="T1505">образ</text:span><text:span text:style-name="T1506"><text:s/></text:span><text:span text:style-name="T1507">виртульных</text:span><text:span text:style-name="T1508"><text:s/></text:span><text:span text:style-name="T1509">машин</text:span><text:span text:style-name="T1510"><text:s/>VMware.</text:span></text:p>
      <text:p text:style-name="P7"><text:span text:style-name="T1511"><text:s text:c="4"/>qcow2<text:s/></text:span><text:span text:style-name="T1512">аббревиатура</text:span><text:span text:style-name="T1513"><text:s/>Qemu Copy-On-Write.</text:span></text:p>
      <text:p text:style-name="P7"><text:span text:style-name="T1514"/></text:p>
      <text:p text:style-name="P7"><text:span text:style-name="T1515">Лучшим</text:span><text:span text:style-name="T1516"><text:s/></text:span><text:span text:style-name="T1517">для</text:span><text:span text:style-name="T1518"><text:s/>qemu<text:s/></text:span><text:span text:style-name="T1519">форматом</text:span><text:span text:style-name="T1520"><text:s/></text:span><text:span text:style-name="T1521">является</text:span><text:span text:style-name="T1522"><text:s/>qcow2.<text:s/></text:span><text:span text:style-name="T1523">Данный</text:span><text:span text:style-name="T1524"><text:s/></text:span><text:span text:style-name="T1525">формат</text:span><text:span text:style-name="T1526"><text:s/></text:span><text:span text:style-name="T1527">поддерживает</text:span><text:span text:style-name="T1528"><text:s/></text:span><text:span text:style-name="T1529">выполнение</text:span><text:span text:style-name="T1530"><text:s/></text:span><text:span text:style-name="T1531">на</text:span><text:span text:style-name="T1532"><text:s/></text:span><text:span text:style-name="T1533">лету</text:span><text:span text:style-name="T1534"><text:s/></text:span><text:span text:style-name="T1535">сжатия</text:span><text:span text:style-name="T1536"><text:s/></text:span><text:span text:style-name="T1537">данных</text:span><text:span text:style-name="T1538">,<text:s/></text:span><text:span text:style-name="T1539">снимки</text:span><text:span text:style-name="T1540"><text:s/></text:span><text:span text:style-name="T1541">образа</text:span><text:span text:style-name="T1542"><text:s/></text:span><text:span text:style-name="T1543">и</text:span><text:span text:style-name="T1544"><text:s/></text:span><text:span text:style-name="T1545">шифрования</text:span><text:span text:style-name="T1546"><text:s/></text:span><text:span text:style-name="T1547">данных</text:span><text:span text:style-name="T1548">.<text:s/></text:span><text:span text:style-name="T1549">Кроме</text:span><text:span text:style-name="T1550"><text:s/></text:span><text:span text:style-name="T1551">того</text:span><text:span text:style-name="T1552">, qcow2 -<text:s/></text:span><text:span text:style-name="T1553">динамический</text:span><text:span text:style-name="T1554"><text:s/></text:span><text:span text:style-name="T1555">образ</text:span><text:span text:style-name="T1556">,<text:s/></text:span><text:span text:style-name="T1557">это</text:span><text:span text:style-name="T1558"><text:s/></text:span><text:span text:style-name="T1559">значит</text:span><text:span text:style-name="T1560">,<text:s/></text:span><text:span text:style-name="T1561">что</text:span><text:span text:style-name="T1562"><text:s/></text:span><text:span text:style-name="T1563">образ</text:span><text:span text:style-name="T1564"><text:s/></text:span><text:span text:style-name="T1565">занимает</text:span><text:span text:style-name="T1566"><text:s/></text:span><text:span text:style-name="T1567">столько</text:span><text:span text:style-name="T1568"><text:s/></text:span><text:span text:style-name="T1569">места</text:span><text:span text:style-name="T1570">,<text:s/></text:span><text:span text:style-name="T1571">сколько</text:span><text:span text:style-name="T1572"><text:s/></text:span><text:span text:style-name="T1573">данных</text:span><text:span text:style-name="T1574"><text:s/></text:span><text:span text:style-name="T1575">записан</text:span><text:span text:style-name="T1576"><text:s/></text:span><text:span text:style-name="T1577">в</text:span><text:span text:style-name="T1578"><text:s/></text:span><text:span text:style-name="T1579">него</text:span><text:span text:style-name="T1580"><text:s/></text:span><text:span text:style-name="T1581">виртуальной</text:span><text:span text:style-name="T1582"><text:s/></text:span><text:span text:style-name="T1583">машиной</text:span><text:span text:style-name="T1584">,<text:s/></text:span><text:span text:style-name="T1585">вне</text:span><text:span text:style-name="T1586"><text:s/></text:span><text:span text:style-name="T1587">зависимости</text:span><text:span text:style-name="T1588"><text:s/></text:span><text:span text:style-name="T1589">от</text:span><text:span text:style-name="T1590"><text:s/></text:span><text:span text:style-name="T1591">размера</text:span><text:span text:style-name="T1592">,<text:s/></text:span><text:span text:style-name="T1593">задаваемого</text:span><text:span text:style-name="T1594"><text:s/></text:span><text:span text:style-name="T1595">при</text:span><text:span text:style-name="T1596"><text:s/></text:span><text:span text:style-name="T1597">создании</text:span><text:span text:style-name="T1598">.</text:span></text:p>
      <text:p text:style-name="P7"><text:span text:style-name="T1599"/></text:p>
      <text:p text:style-name="P7"><text:span text:style-name="T1600">Новый</text:span><text:span text:style-name="T1601"><text:s/></text:span><text:span text:style-name="T1602">образ</text:span><text:span text:style-name="T1603"><text:s/></text:span><text:span text:style-name="T1604">диска</text:span><text:span text:style-name="T1605"><text:s/></text:span><text:span text:style-name="T1606">создается</text:span><text:span text:style-name="T1607"><text:s/></text:span><text:span text:style-name="T1608">при</text:span><text:span text:style-name="T1609"><text:s/></text:span><text:span text:style-name="T1610">помощи</text:span><text:span text:style-name="T1611"><text:s/></text:span><text:span text:style-name="T1612">опции</text:span><text:span text:style-name="T1613"><text:s/>create,<text:s/></text:span><text:span text:style-name="T1614">для</text:span><text:span text:style-name="T1615"><text:s/></text:span><text:span text:style-name="T1616">конвертации</text:span><text:span text:style-name="T1617"><text:s/></text:span><text:span text:style-name="T1618">одного</text:span><text:span text:style-name="T1619"><text:s/></text:span><text:span text:style-name="T1620">формата</text:span><text:span text:style-name="T1621"><text:s/></text:span><text:span text:style-name="T1622">образа</text:span><text:span text:style-name="T1623"><text:s/></text:span><text:span text:style-name="T1624">в</text:span><text:span text:style-name="T1625"><text:s/></text:span><text:span text:style-name="T1626">другой</text:span><text:span text:style-name="T1627"><text:s/></text:span><text:span text:style-name="T1628">используется</text:span><text:span text:style-name="T1629"><text:s/></text:span><text:span text:style-name="T1630">опция</text:span><text:span text:style-name="T1631"><text:s/>convert,<text:s/></text:span><text:span text:style-name="T1632">а</text:span><text:span text:style-name="T1633"><text:s/></text:span><text:span text:style-name="T1634">для</text:span><text:span text:style-name="T1635"><text:s/></text:span><text:span text:style-name="T1636">того</text:span><text:span text:style-name="T1637">,<text:s/></text:span><text:span text:style-name="T1638">чтобы</text:span><text:span text:style-name="T1639"><text:s/></text:span><text:span text:style-name="T1640">просмотреть</text:span><text:span text:style-name="T1641"><text:s/></text:span><text:span text:style-name="T1642">информацию</text:span><text:span text:style-name="T1643"><text:s/></text:span><text:span text:style-name="T1644">об</text:span><text:span text:style-name="T1645"><text:s/></text:span><text:span text:style-name="T1646">образе</text:span><text:span text:style-name="T1647"><text:s/></text:span><text:span text:style-name="T1648">используется</text:span><text:span text:style-name="T1649"><text:s/></text:span><text:span text:style-name="T1650">опция</text:span><text:span text:style-name="T1651"><text:s/>info.</text:span></text:p>
      <text:p text:style-name="P7"><text:span text:style-name="T1652"/></text:p>
      <text:p text:style-name="P7"><text:span text:style-name="T1653">Например</text:span><text:span text:style-name="T1654">:</text:span></text:p>
      <text:p text:style-name="P7"><text:span text:style-name="T1655"/></text:p>
      <text:p text:style-name="P7"><text:span text:style-name="T1656"><text:s text:c="4"/></text:span><text:span text:style-name="T1657">Создание</text:span><text:span text:style-name="T1658"><text:s/></text:span><text:span text:style-name="T1659">образа</text:span><text:span text:style-name="T1660"><text:s/></text:span><text:span text:style-name="T1661">жёсткого</text:span><text:span text:style-name="T1662"><text:s/></text:span><text:span text:style-name="T1663">диска</text:span><text:span text:style-name="T1664"><text:s/>25<text:s/></text:span><text:span text:style-name="T1665">гигабайт</text:span></text:p>
      <text:p text:style-name="P7"><text:span text:style-name="T1666"/></text:p>
      <text:p text:style-name="P7"><text:span text:style-name="T1667">qemu-img create debian.img 25G</text:span></text:p>
      <text:p text:style-name="P7"><text:span text:style-name="T1668"/></text:p>
      <text:p text:style-name="P7"><text:span text:style-name="T1669"><text:s text:c="4"/></text:span><text:span text:style-name="T1670">Создание</text:span><text:span text:style-name="T1671"><text:s/></text:span><text:span text:style-name="T1672">образа</text:span><text:span text:style-name="T1673"><text:s/></text:span><text:span text:style-name="T1674">жёского</text:span><text:span text:style-name="T1675"><text:s/></text:span><text:span text:style-name="T1676">диска</text:span><text:span text:style-name="T1677"><text:s/></text:span><text:span text:style-name="T1678">формата</text:span><text:span text:style-name="T1679"><text:s/>qcow2<text:s/></text:span><text:span text:style-name="T1680">размером</text:span><text:span text:style-name="T1681"><text:s/>100G</text:span></text:p>
      <text:p text:style-name="P7"><text:span text:style-name="T1682"/></text:p>
      <text:p text:style-name="P7"><text:span text:style-name="T1683">qemu-img create f qcow2 ubuntu-desktop-22.04.qcow2 100G</text:span></text:p>
      <text:p text:style-name="P7"><text:span text:style-name="T1684"/></text:p>
      <text:p text:style-name="P7"><text:span text:style-name="T1685"><text:s text:c="4"/></text:span><text:span text:style-name="T1686">Просмотр</text:span><text:span text:style-name="T1687"><text:s/></text:span><text:span text:style-name="T1688">информации</text:span><text:span text:style-name="T1689"><text:s/></text:span><text:span text:style-name="T1690">о</text:span><text:span text:style-name="T1691"><text:s/></text:span><text:span text:style-name="T1692">созданном</text:span><text:span text:style-name="T1693"><text:s/></text:span><text:span text:style-name="T1694">образе</text:span></text:p>
      <text:p text:style-name="P7"><text:span text:style-name="T1695"/></text:p>
      <text:p text:style-name="P7"><text:span text:style-name="T1696">qemu-img info debian.img</text:span></text:p>
      <text:p text:style-name="P7"><text:span text:style-name="T1697"/></text:p>
      <text:p text:style-name="P7"><text:span text:style-name="T1698"><text:s text:c="4"/></text:span><text:span text:style-name="T1699">Конвертирование</text:span><text:span text:style-name="T1700"><text:s/></text:span><text:span text:style-name="T1701">в</text:span><text:span text:style-name="T1702"><text:s/></text:span><text:span text:style-name="T1703">формат</text:span><text:span text:style-name="T1704"><text:s/>VirtualBox</text:span></text:p>
      <text:p text:style-name="P7"><text:span text:style-name="T1705"/></text:p>
      <text:p text:style-name="P7"><text:span text:style-name="T1706">qemu-img convert -f qcow2 ubuntu-desktop-22.04.qcow2 -O vdi ubuntu-desktop-22.04.vdi</text:span></text:p>
      <text:p text:style-name="P7"><text:span text:style-name="T1707"/></text:p>
      <text:p text:style-name="P7"><text:span text:style-name="T1708">Система</text:span><text:span text:style-name="T1709"><text:s/>QEMU<text:s/></text:span><text:span text:style-name="T1710">обладает</text:span><text:span text:style-name="T1711"><text:s/></text:span><text:span text:style-name="T1712">возможностью</text:span><text:span text:style-name="T1713"><text:s/></text:span><text:span text:style-name="T1714">делать</text:span><text:span text:style-name="T1715"><text:s/></text:span><text:span text:style-name="T1716">несколько</text:span><text:span text:style-name="T1717"><text:s/></text:span><text:span text:style-name="T1718">образов</text:span><text:span text:style-name="T1719"><text:s/></text:span><text:span text:style-name="T1720">дисков</text:span><text:span text:style-name="T1721"><text:s/></text:span><text:span text:style-name="T1722">виртуальных</text:span><text:span text:style-name="T1723"><text:s/></text:span><text:span text:style-name="T1724">машин</text:span><text:span text:style-name="T1725">,<text:s/></text:span><text:span text:style-name="T1726">на</text:span><text:span text:style-name="T1727"><text:s/></text:span><text:span text:style-name="T1728">основе</text:span><text:span text:style-name="T1729"><text:s/></text:span><text:span text:style-name="T1730">базового</text:span><text:span text:style-name="T1731"><text:s/></text:span><text:span text:style-name="T1732">образа</text:span><text:span text:style-name="T1733"><text:s/>(</text:span><text:span text:style-name="T1734">шаблона</text:span><text:span text:style-name="T1735">) -<text:s/></text:span><text:span text:style-name="T1736">быстрое</text:span><text:span text:style-name="T1737"><text:s/></text:span><text:span text:style-name="T1738">клонирование</text:span><text:span text:style-name="T1739">.<text:s/></text:span><text:span text:style-name="T1740">При</text:span><text:span text:style-name="T1741"><text:s/></text:span><text:span text:style-name="T1742">этом</text:span><text:span text:style-name="T1743"><text:s/></text:span><text:span text:style-name="T1744">в</text:span><text:span text:style-name="T1745"><text:s/></text:span><text:span text:style-name="T1746">образ</text:span><text:span text:style-name="T1747"><text:s/></text:span><text:span text:style-name="T1748">будут</text:span><text:span text:style-name="T1749"><text:s/></text:span><text:span text:style-name="T1750">записываться</text:span><text:span text:style-name="T1751"><text:s/></text:span><text:span text:style-name="T1752">только</text:span><text:span text:style-name="T1753"><text:s/></text:span><text:span text:style-name="T1754">различия</text:span><text:span text:style-name="T1755"><text:s/></text:span><text:span text:style-name="T1756">между</text:span><text:span text:style-name="T1757"><text:s/></text:span><text:span text:style-name="T1758">целевым</text:span><text:span text:style-name="T1759"><text:s/></text:span><text:span text:style-name="T1760">и</text:span><text:span text:style-name="T1761"><text:s/></text:span><text:span text:style-name="T1762">базовым</text:span><text:span text:style-name="T1763"><text:s/></text:span><text:span text:style-name="T1764">образами</text:span><text:span text:style-name="T1765">.</text:span></text:p>
      <text:p text:style-name="P7"><text:span text:style-name="T1766"/></text:p>
      <text:p text:style-name="P7"><text:span text:style-name="T1767">Пусть</text:span><text:span text:style-name="T1768"><text:s/></text:span><text:span text:style-name="T1769">уже</text:span><text:span text:style-name="T1770"><text:s/></text:span><text:span text:style-name="T1771">создан</text:span><text:span text:style-name="T1772"><text:s/></text:span><text:span text:style-name="T1773">образ</text:span><text:span text:style-name="T1774"><text:s/>base.qcow2<text:s/></text:span><text:span text:style-name="T1775">с</text:span><text:span text:style-name="T1776"><text:s/></text:span><text:span text:style-name="T1777">установленной</text:span><text:span text:style-name="T1778"><text:s/></text:span><text:span text:style-name="T1779">операционной</text:span><text:span text:style-name="T1780"><text:s/></text:span><text:span text:style-name="T1781">системой</text:span><text:span text:style-name="T1782"><text:s/></text:span><text:span text:style-name="T1783">на</text:span><text:span text:style-name="T1784"><text:s/></text:span><text:span text:style-name="T1785">нём</text:span><text:span text:style-name="T1786">.<text:s/></text:span><text:span text:style-name="T1787">Для</text:span><text:span text:style-name="T1788"><text:s/></text:span><text:span text:style-name="T1789">того</text:span><text:span text:style-name="T1790">,<text:s/></text:span><text:span text:style-name="T1791">чтобы</text:span><text:span text:style-name="T1792"><text:s/></text:span><text:span text:style-name="T1793">на</text:span><text:span text:style-name="T1794"><text:s/></text:span><text:span text:style-name="T1795">его</text:span><text:span text:style-name="T1796"><text:s/></text:span><text:span text:style-name="T1797">основе</text:span><text:span text:style-name="T1798"><text:s/></text:span><text:span text:style-name="T1799">создать</text:span><text:span text:style-name="T1800"><text:s/></text:span><text:span text:style-name="T1801">еще</text:span><text:span text:style-name="T1802"><text:s/></text:span><text:span text:style-name="T1803">несколько</text:span><text:span text:style-name="T1804"><text:s/></text:span><text:span text:style-name="T1805">образов</text:span><text:span text:style-name="T1806"><text:s/></text:span><text:span text:style-name="T1807">необходимо</text:span><text:span text:style-name="T1808"><text:s/></text:span><text:span text:style-name="T1809">воспользоваться</text:span><text:span text:style-name="T1810"><text:s/></text:span><text:span text:style-name="T1811">командами</text:span><text:span text:style-name="T1812">:</text:span></text:p>
      <text:p text:style-name="P7"><text:span text:style-name="T1813"/></text:p>
      <text:p text:style-name="P7"><text:span text:style-name="T1814">qemu-img create -f qcow2 -b base.qcow2 target1.qcow2</text:span></text:p>
      <text:p text:style-name="P7"><text:span text:style-name="T1814">qemu-img create -f qcow2 -b base.qcow2 target2.qcow2</text:span></text:p>
      <text:p text:style-name="P7"><text:span text:style-name="T1815"/></text:p>
      <text:p text:style-name="P7"><text:span text:style-name="T1816">После</text:span><text:span text:style-name="T1817"><text:s/></text:span><text:span text:style-name="T1818">выполнения</text:span><text:span text:style-name="T1819"><text:s/></text:span><text:span text:style-name="T1820">этих</text:span><text:span text:style-name="T1821"><text:s/></text:span><text:span text:style-name="T1822">действий</text:span><text:span text:style-name="T1823"><text:s/></text:span><text:span text:style-name="T1824">будут</text:span><text:span text:style-name="T1825"><text:s/></text:span><text:span text:style-name="T1826">существовать</text:span><text:span text:style-name="T1827"><text:s/></text:span><text:span text:style-name="T1828">три</text:span><text:span text:style-name="T1829"><text:s/></text:span><text:span text:style-name="T1830">образа</text:span><text:span text:style-name="T1831">: base.qcow2, target1.qcow2, target2.qcow2.<text:s/></text:span><text:span text:style-name="T1832">При</text:span><text:span text:style-name="T1833"><text:s/></text:span><text:span text:style-name="T1834">этом</text:span><text:span text:style-name="T1835"><text:s/></text:span><text:span text:style-name="T1836">два</text:span><text:span text:style-name="T1837"><text:s/></text:span><text:span text:style-name="T1838">последних</text:span><text:span text:style-name="T1839"><text:s/></text:span><text:span text:style-name="T1840">не</text:span><text:span text:style-name="T1841"><text:s/></text:span><text:span text:style-name="T1842">занимают</text:span><text:span text:style-name="T1843"><text:s/></text:span><text:span text:style-name="T1844">на</text:span><text:span text:style-name="T1845"><text:s/></text:span><text:span text:style-name="T1846">диске</text:span><text:span text:style-name="T1847"><text:s/></text:span><text:span text:style-name="T1848">существенного</text:span><text:span text:style-name="T1849"><text:s/></text:span><text:span text:style-name="T1850">места</text:span><text:span text:style-name="T1851"><text:s/></text:span><text:span text:style-name="T1852">и</text:span><text:span text:style-name="T1853"><text:s/></text:span><text:span text:style-name="T1854">просто</text:span><text:span text:style-name="T1855"><text:s/></text:span><text:span text:style-name="T1856">ссылаются</text:span><text:span text:style-name="T1857"><text:s/></text:span><text:span text:style-name="T1858">на</text:span><text:span text:style-name="T1859"><text:s/></text:span><text:span text:style-name="T1860">первый</text:span><text:span text:style-name="T1861">.</text:span></text:p>
      <text:p text:style-name="P7"><text:span text:style-name="T1862"/></text:p>
      <text:p text:style-name="P7"><text:span text:style-name="T1863">При</text:span><text:span text:style-name="T1864"><text:s/></text:span><text:span text:style-name="T1865">запуске</text:span><text:span text:style-name="T1866"><text:s/></text:span><text:span text:style-name="T1867">виртуальной</text:span><text:span text:style-name="T1868"><text:s/></text:span><text:span text:style-name="T1869">машины</text:span><text:span text:style-name="T1870"><text:s/></text:span><text:span text:style-name="T1871">из</text:span><text:span text:style-name="T1872"><text:s/></text:span><text:span text:style-name="T1873">образа</text:span><text:span text:style-name="T1874"><text:s/>target1.qcow2<text:s/></text:span><text:span text:style-name="T1875">во</text:span><text:span text:style-name="T1876"><text:s/></text:span><text:span text:style-name="T1877">время</text:span><text:span text:style-name="T1878"><text:s/></text:span><text:span text:style-name="T1879">чтения</text:span><text:span text:style-name="T1880"><text:s/></text:span><text:span text:style-name="T1881">данные</text:span><text:span text:style-name="T1882"><text:s/></text:span><text:span text:style-name="T1883">извлекаются</text:span><text:span text:style-name="T1884"><text:s/></text:span><text:span text:style-name="T1885">из</text:span><text:span text:style-name="T1886"><text:s/></text:span><text:span text:style-name="T1887">базового</text:span><text:span text:style-name="T1888"><text:s/></text:span><text:span text:style-name="T1889">образа</text:span><text:span text:style-name="T1890"><text:s/>base.qcow2,<text:s/></text:span><text:span text:style-name="T1891">а</text:span><text:span text:style-name="T1892"><text:s/></text:span><text:span text:style-name="T1893">в</text:span><text:span text:style-name="T1894"><text:s/></text:span><text:span text:style-name="T1895">целевой</text:span><text:span text:style-name="T1896"><text:s/></text:span><text:span text:style-name="T1897">файл</text:span><text:span text:style-name="T1898"><text:s/></text:span><text:span text:style-name="T1899">будут</text:span><text:span text:style-name="T1900"><text:s/></text:span><text:span text:style-name="T1901">записываться</text:span><text:span text:style-name="T1902"><text:s/></text:span><text:span text:style-name="T1903">только</text:span><text:span text:style-name="T1904"><text:s/></text:span><text:span text:style-name="T1905">изменения</text:span><text:span text:style-name="T1906"><text:s/></text:span><text:span text:style-name="T1907">относительно</text:span><text:span text:style-name="T1908"><text:s/></text:span><text:span text:style-name="T1909">базового</text:span><text:span text:style-name="T1910"><text:s/></text:span><text:span text:style-name="T1911">образа</text:span><text:span text:style-name="T1912">.<text:s/></text:span><text:span text:style-name="T1913">При</text:span><text:span text:style-name="T1914"><text:s/></text:span><text:span text:style-name="T1915">этом</text:span><text:span text:style-name="T1916"><text:s/></text:span><text:span text:style-name="T1917">базовый</text:span><text:span text:style-name="T1918"><text:s/></text:span><text:span text:style-name="T1919">образ</text:span><text:span text:style-name="T1920"><text:s/></text:span><text:span text:style-name="T1921">модифицироваться</text:span><text:span text:style-name="T1922"><text:s/></text:span><text:span text:style-name="T1923">не</text:span><text:span text:style-name="T1924"><text:s/></text:span><text:span text:style-name="T1925">будет</text:span><text:span text:style-name="T1926">.<text:s/></text:span><text:span text:style-name="T1927">Недостатком</text:span><text:span text:style-name="T1928"><text:s/></text:span><text:span text:style-name="T1929">такого</text:span><text:span text:style-name="T1930"><text:s/></text:span><text:span text:style-name="T1931">подхода</text:span><text:span text:style-name="T1932"><text:s/></text:span><text:span text:style-name="T1933">является</text:span><text:span text:style-name="T1934"><text:s/></text:span><text:span text:style-name="T1935">то</text:span><text:span text:style-name="T1936">,<text:s/></text:span><text:span text:style-name="T1937">что</text:span><text:span text:style-name="T1938"><text:s/></text:span><text:span text:style-name="T1939">при</text:span><text:span text:style-name="T1940"><text:s/></text:span><text:span text:style-name="T1941">удалении</text:span><text:span text:style-name="T1942"><text:s/></text:span><text:span text:style-name="T1943">или</text:span><text:span text:style-name="T1944"><text:s/></text:span><text:span text:style-name="T1945">повреждении</text:span><text:span text:style-name="T1946"><text:s/></text:span><text:span text:style-name="T1947">базового</text:span><text:span text:style-name="T1948"><text:s/></text:span><text:span text:style-name="T1949">образа</text:span><text:span text:style-name="T1950"><text:s/></text:span><text:span text:style-name="T1951">все</text:span><text:span text:style-name="T1952"><text:s/></text:span><text:span text:style-name="T1953">целевые</text:span><text:span text:style-name="T1954"><text:s/></text:span><text:span text:style-name="T1955">образы</text:span><text:span text:style-name="T1956"><text:s/></text:span><text:span text:style-name="T1957">становятся</text:span><text:span text:style-name="T1958"><text:s/></text:span><text:span text:style-name="T1959">неработоспособными</text:span><text:span text:style-name="T1960">.</text:span></text:p>
      <text:p text:style-name="P7"><text:span text:style-name="T1961">Изменение</text:span><text:span text:style-name="T1962"><text:s/></text:span><text:span text:style-name="T1963">параметров</text:span><text:span text:style-name="T1964"><text:s/></text:span><text:span text:style-name="T1965">и</text:span><text:span text:style-name="T1966"><text:s/></text:span><text:span text:style-name="T1967">мониторинг</text:span><text:span text:style-name="T1968"><text:s/></text:span><text:span text:style-name="T1969">ВМ</text:span><text:span text:style-name="T1970">.<text:s/></text:span><text:span text:style-name="T1971">Монитор</text:span></text:p>
      <text:p text:style-name="P7"><text:span text:style-name="T1972">Во</text:span><text:span text:style-name="T1973"><text:s/></text:span><text:span text:style-name="T1974">время</text:span><text:span text:style-name="T1975"><text:s/></text:span><text:span text:style-name="T1976">работы</text:span><text:span text:style-name="T1977"><text:s/></text:span><text:span text:style-name="T1978">ВМ</text:span><text:span text:style-name="T1979"><text:s/>QEMU<text:s/></text:span><text:span text:style-name="T1980">предоставляет</text:span><text:span text:style-name="T1981"><text:s/></text:span><text:span text:style-name="T1982">консоль</text:span><text:span text:style-name="T1983"><text:s/></text:span><text:span text:style-name="T1984">для</text:span><text:span text:style-name="T1985"><text:s/></text:span><text:span text:style-name="T1986">взаимодействия</text:span><text:span text:style-name="T1987"><text:s/></text:span><text:span text:style-name="T1988">с</text:span><text:span text:style-name="T1989"><text:s/></text:span><text:span text:style-name="T1990">ВМ</text:span><text:span text:style-name="T1991">,<text:s/></text:span><text:span text:style-name="T1992">которая</text:span><text:span text:style-name="T1993"><text:s/></text:span><text:span text:style-name="T1994">называется</text:span><text:span text:style-name="T1995"><text:s/></text:span><text:span text:style-name="T1996">монитор</text:span><text:span text:style-name="T1997"><text:s/>(monitor).<text:s/></text:span><text:span text:style-name="T1998">Монитор</text:span><text:span text:style-name="T1999"><text:s/>QEMU<text:s/></text:span><text:span text:style-name="T2000">используется</text:span><text:span text:style-name="T2001"><text:s/></text:span><text:span text:style-name="T2002">для</text:span><text:span text:style-name="T2003"><text:s/></text:span><text:span text:style-name="T2004">выполнения</text:span><text:span text:style-name="T2005"><text:s/></text:span><text:span text:style-name="T2006">сложных</text:span><text:span text:style-name="T2007"><text:s/></text:span><text:span text:style-name="T2008">команд</text:span><text:span text:style-name="T2009"><text:s/></text:span><text:span text:style-name="T2010">в</text:span><text:span text:style-name="T2011"><text:s/></text:span><text:span text:style-name="T2012">эмуляторе</text:span><text:span text:style-name="T2013">,<text:s/></text:span><text:span text:style-name="T2014">в</text:span><text:span text:style-name="T2015"><text:s/></text:span><text:span text:style-name="T2016">частности</text:span><text:span text:style-name="T2017"><text:s/></text:span><text:span text:style-name="T2018">он</text:span><text:span text:style-name="T2019"><text:s/></text:span><text:span text:style-name="T2020">позволяет</text:span><text:span text:style-name="T2021"><text:s/></text:span><text:span text:style-name="T2022">вам</text:span><text:span text:style-name="T2023">:</text:span></text:p>
      <text:p text:style-name="P7"><text:span text:style-name="T2024"><text:s text:c="4"/></text:span><text:span text:style-name="T2025">инспектировать</text:span><text:span text:style-name="T2026"><text:s/></text:span><text:span text:style-name="T2027">состояние</text:span><text:span text:style-name="T2028"><text:s/></text:span><text:span text:style-name="T2029">гостевой</text:span><text:span text:style-name="T2030"><text:s/></text:span><text:span text:style-name="T2031">ОС</text:span></text:p>
      <text:p text:style-name="P7"><text:span text:style-name="T2032"><text:s text:c="4"/></text:span><text:span text:style-name="T2033">проводить</text:span><text:span text:style-name="T2034"><text:s/></text:span><text:span text:style-name="T2035">её</text:span><text:span text:style-name="T2036"><text:s/></text:span><text:span text:style-name="T2037">отладку</text:span></text:p>
      <text:p text:style-name="P7"><text:span text:style-name="T2038"><text:s text:c="4"/></text:span><text:span text:style-name="T2039">извлекать</text:span><text:span text:style-name="T2040"><text:s/></text:span><text:span text:style-name="T2041">или</text:span><text:span text:style-name="T2042"><text:s/></text:span><text:span text:style-name="T2043">вставлять</text:span><text:span text:style-name="T2044"><text:s/></text:span><text:span text:style-name="T2045">съёмные</text:span><text:span text:style-name="T2046"><text:s/></text:span><text:span text:style-name="T2047">накопители</text:span><text:span text:style-name="T2048"><text:s/>(</text:span><text:span text:style-name="T2049">таких</text:span><text:span text:style-name="T2050"><text:s/></text:span><text:span text:style-name="T2051">как</text:span><text:span text:style-name="T2052"><text:s/>CD-ROM<text:s/></text:span><text:span text:style-name="T2053">или</text:span><text:span text:style-name="T2054"><text:s/>USB<text:s/></text:span><text:span text:style-name="T2055">устройства</text:span><text:span text:style-name="T2056">)</text:span></text:p>
      <text:p text:style-name="P7"><text:span text:style-name="T2057"><text:s text:c="4"/>"</text:span><text:span text:style-name="T2058">замораживать</text:span><text:span text:style-name="T2059">"<text:s/></text:span><text:span text:style-name="T2060">и</text:span><text:span text:style-name="T2061"><text:s/>"</text:span><text:span text:style-name="T2062">размораживать</text:span><text:span text:style-name="T2063">"<text:s/></text:span><text:span text:style-name="T2064">ВМ</text:span></text:p>
      <text:p text:style-name="P7"><text:span text:style-name="T2065"><text:s text:c="4"/></text:span><text:span text:style-name="T2066">сохранять</text:span><text:span text:style-name="T2067"><text:s/></text:span><text:span text:style-name="T2068">или</text:span><text:span text:style-name="T2069"><text:s/></text:span><text:span text:style-name="T2070">восстанавливать</text:span><text:span text:style-name="T2071"><text:s/></text:span><text:span text:style-name="T2072">её</text:span><text:span text:style-name="T2073"><text:s/></text:span><text:span text:style-name="T2074">состояние</text:span><text:span text:style-name="T2075"><text:s/></text:span><text:span text:style-name="T2076">из</text:span><text:span text:style-name="T2077"><text:s/></text:span><text:span text:style-name="T2078">файла</text:span><text:span text:style-name="T2079"><text:s/></text:span><text:span text:style-name="T2080">на</text:span><text:span text:style-name="T2081"><text:s/></text:span><text:span text:style-name="T2082">диске</text:span></text:p>
      <text:p text:style-name="P7"><text:span text:style-name="T2083"><text:s text:c="4"/></text:span><text:span text:style-name="T2084">модифицировать</text:span><text:span text:style-name="T2085"><text:s/></text:span><text:span text:style-name="T2086">другие</text:span><text:span text:style-name="T2087"><text:s/></text:span><text:span text:style-name="T2088">параметры</text:span><text:span text:style-name="T2089"><text:s/></text:span><text:span text:style-name="T2090">работы</text:span><text:span text:style-name="T2091"><text:s/></text:span><text:span text:style-name="T2092">ВМ</text:span></text:p>
      <text:p text:style-name="P7"><text:span text:style-name="T2093"/></text:p>
      <text:p text:style-name="P7"><text:span text:style-name="T2094">Монитор</text:span><text:span text:style-name="T2095"><text:s/></text:span><text:span text:style-name="T2096">в</text:span><text:span text:style-name="T2097"><text:s/></text:span><text:span text:style-name="T2098">графическом</text:span><text:span text:style-name="T2099"><text:s/></text:span><text:span text:style-name="T2100">режиме</text:span><text:span text:style-name="T2101"><text:s/></text:span><text:span text:style-name="T2102">доступен</text:span><text:span text:style-name="T2103"><text:s/></text:span><text:span text:style-name="T2104">при</text:span><text:span text:style-name="T2105"><text:s/></text:span><text:span text:style-name="T2106">нажатии</text:span><text:span text:style-name="T2107"><text:s/></text:span><text:span text:style-name="T2108">сочетания</text:span><text:span text:style-name="T2109"><text:s/></text:span><text:span text:style-name="T2110">клавиш</text:span><text:span text:style-name="T2111"><text:s/></text:span><text:span text:style-name="T2112">в</text:span><text:span text:style-name="T2113"><text:s/></text:span><text:span text:style-name="T2114">окне</text:span><text:span text:style-name="T2115"><text:s/></text:span><text:span text:style-name="T2116">эмулятора</text:span><text:span text:style-name="T2117"><text:s/>Ctrl+Alt+2,<text:s/></text:span><text:span text:style-name="T2118">а</text:span><text:span text:style-name="T2119"><text:s/></text:span><text:span text:style-name="T2120">для</text:span><text:span text:style-name="T2121"><text:s/></text:span><text:span text:style-name="T2122">возврата</text:span><text:span text:style-name="T2123"><text:s/></text:span><text:span text:style-name="T2124">к</text:span><text:span text:style-name="T2125"><text:s/></text:span><text:span text:style-name="T2126">ОС</text:span><text:span text:style-name="T2127"><text:s/>Ctrl+Alt+1</text:span></text:p>
      <text:p text:style-name="P7"><text:span text:style-name="T2128"/></text:p>
      <text:p text:style-name="P7"><text:span text:style-name="T2129">Монитор</text:span><text:span text:style-name="T2130"><text:s/></text:span><text:span text:style-name="T2131">может</text:span><text:span text:style-name="T2132"><text:s/></text:span><text:span text:style-name="T2133">быть</text:span><text:span text:style-name="T2134"><text:s/></text:span><text:span text:style-name="T2135">перенаправлен</text:span><text:span text:style-name="T2136"><text:s/></text:span><text:span text:style-name="T2137">и</text:span><text:span text:style-name="T2138"><text:s/></text:span><text:span text:style-name="T2139">доступен</text:span><text:span text:style-name="T2140"><text:s/></text:span><text:span text:style-name="T2141">при</text:span><text:span text:style-name="T2142"><text:s/></text:span><text:span text:style-name="T2143">подключении</text:span><text:span text:style-name="T2144"><text:s/></text:span><text:span text:style-name="T2145">другими</text:span><text:span text:style-name="T2146"><text:s/></text:span><text:span text:style-name="T2147">способами</text:span><text:span text:style-name="T2148">.<text:s/></text:span><text:span text:style-name="T2149">В</text:span><text:span text:style-name="T2150"><text:s/></text:span><text:span text:style-name="T2151">данной</text:span><text:span text:style-name="T2152"><text:s/></text:span><text:span text:style-name="T2153">лабораторной</text:span><text:span text:style-name="T2154"><text:s/></text:span><text:span text:style-name="T2155">работе</text:span><text:span text:style-name="T2156"><text:s/></text:span><text:span text:style-name="T2157">вам</text:span><text:span text:style-name="T2158"><text:s/></text:span><text:span text:style-name="T2159">предлагается</text:span><text:span text:style-name="T2160"><text:s/></text:span><text:span text:style-name="T2161">использовать</text:span><text:span text:style-name="T2162"><text:s/></text:span><text:span text:style-name="T2163">протокол</text:span><text:span text:style-name="T2164"><text:s/>telnet<text:s/></text:span><text:span text:style-name="T2165">для</text:span><text:span text:style-name="T2166"><text:s/></text:span><text:span text:style-name="T2167">доступа</text:span><text:span text:style-name="T2168"><text:s/></text:span><text:span text:style-name="T2169">к</text:span><text:span text:style-name="T2170"><text:s/></text:span><text:span text:style-name="T2171">монитору</text:span><text:span text:style-name="T2172">.</text:span></text:p>
      <text:p text:style-name="P7"><text:span text:style-name="T2173"/></text:p>
      <text:p text:style-name="P7"><text:span text:style-name="T2174">Полный</text:span><text:span text:style-name="T2175"><text:s/></text:span><text:span text:style-name="T2176">список</text:span><text:span text:style-name="T2177"><text:s/></text:span><text:span text:style-name="T2178">команд</text:span><text:span text:style-name="T2179"><text:s/></text:span><text:span text:style-name="T2180">доступных</text:span><text:span text:style-name="T2181"><text:s/></text:span><text:span text:style-name="T2182">для</text:span><text:span text:style-name="T2183"><text:s/></text:span><text:span text:style-name="T2184">выполнения</text:span><text:span text:style-name="T2185"><text:s/></text:span><text:span text:style-name="T2186">в</text:span><text:span text:style-name="T2187"><text:s/></text:span><text:span text:style-name="T2188">мониторе</text:span><text:span text:style-name="T2189"><text:s/></text:span><text:span text:style-name="T2190">можно</text:span><text:span text:style-name="T2191"><text:s/></text:span><text:span text:style-name="T2192">получить</text:span><text:span text:style-name="T2193"><text:s/></text:span><text:span text:style-name="T2194">с</text:span><text:span text:style-name="T2195"><text:s/></text:span><text:span text:style-name="T2196">помощью</text:span><text:span text:style-name="T2197"><text:s/></text:span><text:span text:style-name="T2198">команды</text:span><text:span text:style-name="T2199"><text:s/></text:span><text:span text:style-name="T2200">монитора</text:span><text:span text:style-name="T2201"><text:s/>help.</text:span></text:p>
      <text:p text:style-name="P7"><text:span text:style-name="T2202"/></text:p>
      <text:p text:style-name="P7"><text:span text:style-name="T2203">Для</text:span><text:span text:style-name="T2204"><text:s/></text:span><text:span text:style-name="T2205">получения</text:span><text:span text:style-name="T2206"><text:s/></text:span><text:span text:style-name="T2207">более</text:span><text:span text:style-name="T2208"><text:s/></text:span><text:span text:style-name="T2209">подробной</text:span><text:span text:style-name="T2210"><text:s/></text:span><text:span text:style-name="T2211">информации</text:span><text:span text:style-name="T2212"><text:s/></text:span><text:span text:style-name="T2213">по</text:span><text:span text:style-name="T2214"><text:s/></text:span><text:span text:style-name="T2215">интересующей</text:span><text:span text:style-name="T2216"><text:s/></text:span><text:span text:style-name="T2217">команде</text:span><text:span text:style-name="T2218"><text:s/></text:span><text:span text:style-name="T2219">нужно</text:span><text:span text:style-name="T2220"><text:s/></text:span><text:span text:style-name="T2221">эту</text:span><text:span text:style-name="T2222"><text:s/></text:span><text:span text:style-name="T2223">команду</text:span><text:span text:style-name="T2224"><text:s/></text:span><text:span text:style-name="T2225">добавить</text:span><text:span text:style-name="T2226"><text:s/></text:span><text:span text:style-name="T2227">после</text:span><text:span text:style-name="T2228"><text:s/>help.</text:span></text:p>
      <text:p text:style-name="P7"><text:span text:style-name="T2229"/></text:p>
      <text:p text:style-name="P7"><text:span text:style-name="T2230">К</text:span><text:span text:style-name="T2231"><text:s/></text:span><text:span text:style-name="T2232">основным</text:span><text:span text:style-name="T2233"><text:s/></text:span><text:span text:style-name="T2234">командам</text:span><text:span text:style-name="T2235"><text:s/></text:span><text:span text:style-name="T2236">монитора</text:span><text:span text:style-name="T2237"><text:s/></text:span><text:span text:style-name="T2238">относятся</text:span><text:span text:style-name="T2239">:</text:span></text:p>
      <text:p text:style-name="P7"><text:span text:style-name="T2240"><text:s text:c="4"/>info<text:s/></text:span><text:span text:style-name="T2241">Получение</text:span><text:span text:style-name="T2242"><text:s/></text:span><text:span text:style-name="T2243">информации</text:span><text:span text:style-name="T2244"><text:s/></text:span><text:span text:style-name="T2245">о</text:span><text:span text:style-name="T2246"><text:s/></text:span><text:span text:style-name="T2247">ВМ</text:span></text:p>
      <text:p text:style-name="P7"><text:span text:style-name="T2248"><text:s text:c="4"/>quit<text:s/></text:span><text:span text:style-name="T2249">Выход</text:span><text:span text:style-name="T2250"><text:s/></text:span><text:span text:style-name="T2251">из</text:span><text:span text:style-name="T2252"><text:s/></text:span><text:span text:style-name="T2253">монитора</text:span><text:span text:style-name="T2254"><text:s/></text:span><text:span text:style-name="T2255">с</text:span><text:span text:style-name="T2256"><text:s/></text:span><text:span text:style-name="T2257">завершением</text:span><text:span text:style-name="T2258"><text:s/></text:span><text:span text:style-name="T2259">работы</text:span><text:span text:style-name="T2260"><text:s/></text:span><text:span text:style-name="T2261">эмулятора</text:span><text:span text:style-name="T2262">.<text:s/></text:span><text:span text:style-name="T2263">Это</text:span><text:span text:style-name="T2264"><text:s/></text:span><text:span text:style-name="T2265">приведёт</text:span><text:span text:style-name="T2266"><text:s/></text:span><text:span text:style-name="T2267">к</text:span><text:span text:style-name="T2268"><text:s/></text:span><text:span text:style-name="T2269">завершению</text:span><text:span text:style-name="T2270"><text:s/></text:span><text:span text:style-name="T2271">работы</text:span><text:span text:style-name="T2272"><text:s/></text:span><text:span text:style-name="T2273">гостевой</text:span><text:span text:style-name="T2274"><text:s/></text:span><text:span text:style-name="T2275">ОС</text:span><text:span text:style-name="T2276">,<text:s/></text:span><text:span text:style-name="T2277">аналогично</text:span><text:span text:style-name="T2278"><text:s/></text:span><text:span text:style-name="T2279">отключению</text:span><text:span text:style-name="T2280"><text:s/></text:span><text:span text:style-name="T2281">питания</text:span><text:span text:style-name="T2282"><text:s/></text:span><text:span text:style-name="T2283">для</text:span><text:span text:style-name="T2284"><text:s/></text:span><text:span text:style-name="T2285">реального</text:span><text:span text:style-name="T2286"><text:s/></text:span><text:span text:style-name="T2287">компьютера</text:span><text:span text:style-name="T2288">.</text:span></text:p>
      <text:p text:style-name="P7"><text:span text:style-name="T2289"><text:s text:c="4"/>system_reset<text:s/></text:span><text:span text:style-name="T2290">Презагрузка</text:span><text:span text:style-name="T2291"><text:s/></text:span><text:span text:style-name="T2292">ВМ</text:span><text:span text:style-name="T2293">,<text:s/></text:span><text:span text:style-name="T2294">аналог</text:span><text:span text:style-name="T2295"><text:s/></text:span><text:span text:style-name="T2296">нажатия</text:span><text:span text:style-name="T2297"><text:s/></text:span><text:span text:style-name="T2298">кнопки</text:span><text:span text:style-name="T2299"><text:s/>"Reset"<text:s/></text:span><text:span text:style-name="T2300">на</text:span><text:span text:style-name="T2301"><text:s/></text:span><text:span text:style-name="T2302">системном</text:span><text:span text:style-name="T2303"><text:s/></text:span><text:span text:style-name="T2304">блоке</text:span><text:span text:style-name="T2305">.</text:span></text:p>
      <text:p text:style-name="P7"><text:span text:style-name="T2306"><text:s text:c="4"/>stop, cont<text:s/></text:span><text:span text:style-name="T2307">Приостановка</text:span><text:span text:style-name="T2308">,<text:s/></text:span><text:span text:style-name="T2309">продолжение</text:span><text:span text:style-name="T2310"><text:s/></text:span><text:span text:style-name="T2311">работы</text:span><text:span text:style-name="T2312"><text:s/></text:span><text:span text:style-name="T2313">ВМ</text:span><text:span text:style-name="T2314"><text:s/></text:span><text:span text:style-name="T2315">незаметное</text:span><text:span text:style-name="T2316"><text:s/></text:span><text:span text:style-name="T2317">для</text:span><text:span text:style-name="T2318"><text:s/></text:span><text:span text:style-name="T2319">гостевой</text:span><text:span text:style-name="T2320"><text:s/></text:span><text:span text:style-name="T2321">ОС</text:span><text:span text:style-name="T2322"><text:s/>"</text:span><text:span text:style-name="T2323">замораживание</text:span><text:span text:style-name="T2324">", "</text:span><text:span text:style-name="T2325">размораживание</text:span><text:span text:style-name="T2326">"<text:s/></text:span><text:span text:style-name="T2327">ВМ</text:span><text:span text:style-name="T2328">.</text:span></text:p>
      <text:p text:style-name="P7"><text:span text:style-name="T2329"><text:s text:c="4"/>savevm,loadvm,delvm<text:s/></text:span><text:span text:style-name="T2330">Команды</text:span><text:span text:style-name="T2331"><text:s/></text:span><text:span text:style-name="T2332">для</text:span><text:span text:style-name="T2333"><text:s/></text:span><text:span text:style-name="T2334">сохранения</text:span><text:span text:style-name="T2335">/</text:span><text:span text:style-name="T2336">загрузки</text:span><text:span text:style-name="T2337">/</text:span><text:span text:style-name="T2338">удаления</text:span><text:span text:style-name="T2339"><text:s/></text:span><text:span text:style-name="T2340">снимков</text:span><text:span text:style-name="T2341"><text:s/></text:span><text:span text:style-name="T2342">состояния</text:span><text:span text:style-name="T2343"><text:s/></text:span><text:span text:style-name="T2344">ВМ</text:span><text:span text:style-name="T2345">.</text:span></text:p>
      <text:p text:style-name="P7"><text:span text:style-name="T2346"><text:s text:c="4"/>balloon<text:s/></text:span><text:span text:style-name="T2347">Позволяет</text:span><text:span text:style-name="T2348"><text:s/></text:span><text:span text:style-name="T2349">изменить</text:span><text:span text:style-name="T2350"><text:s/></text:span><text:span text:style-name="T2351">объем</text:span><text:span text:style-name="T2352"><text:s/></text:span><text:span text:style-name="T2353">оперативной</text:span><text:span text:style-name="T2354"><text:s/></text:span><text:span text:style-name="T2355">памяти</text:span><text:span text:style-name="T2356"><text:s/></text:span><text:span text:style-name="T2357">доступной</text:span><text:span text:style-name="T2358"><text:s/></text:span><text:span text:style-name="T2359">гостевой</text:span><text:span text:style-name="T2360"><text:s/></text:span><text:span text:style-name="T2361">ОС</text:span><text:span text:style-name="T2362">.</text:span></text:p>
      <text:p text:style-name="P7"><text:span text:style-name="T2363"><text:s text:c="4"/>device_add, device_del<text:s/></text:span><text:span text:style-name="T2364">Добавление</text:span><text:span text:style-name="T2365">/</text:span><text:span text:style-name="T2366">удаление</text:span><text:span text:style-name="T2367"><text:s/></text:span><text:span text:style-name="T2368">устройств</text:span></text:p>
      <text:p text:style-name="P7"><text:span text:style-name="T2369"><text:s text:c="4"/>hostfwd_add, hostfwd_remove<text:s/></text:span><text:span text:style-name="T2370">Добавление</text:span><text:span text:style-name="T2371">/</text:span><text:span text:style-name="T2372">удаление</text:span><text:span text:style-name="T2373"><text:s/></text:span><text:span text:style-name="T2374">сетевых</text:span><text:span text:style-name="T2375"><text:s/></text:span><text:span text:style-name="T2376">маршрутов</text:span><text:span text:style-name="T2377"><text:s/></text:span><text:span text:style-name="T2378">передачи</text:span><text:span text:style-name="T2379"><text:s/></text:span><text:span text:style-name="T2380">пакетов</text:span><text:span text:style-name="T2381"><text:s/>("</text:span><text:span text:style-name="T2382">проброса</text:span><text:span text:style-name="T2383"><text:s/></text:span><text:span text:style-name="T2384">портов</text:span><text:span text:style-name="T2385">").</text:span></text:p>
      <text:p text:style-name="P7"><text:span text:style-name="T2386"/></text:p>
      <text:p text:style-name="P7"><text:span text:style-name="T2386"/></text:p>
      <text:p text:style-name="P7"><text:span text:style-name="T2387">Ход</text:span><text:span text:style-name="T2388"><text:s/></text:span><text:span text:style-name="T2389">выполнения</text:span><text:span text:style-name="T2390"><text:s/></text:span><text:span text:style-name="T2391">задания</text:span><text:span text:style-name="T2392">:</text:span></text:p>
      <text:p text:style-name="P7"><text:span text:style-name="T2393">1.<text:s/></text:span><text:span text:style-name="T2394">Изучим</text:span><text:span text:style-name="T2395"><text:s/></text:span><text:span text:style-name="T2396">возможности</text:span><text:span text:style-name="T2397"><text:s/></text:span><text:span text:style-name="T2398">команды</text:span><text:span text:style-name="T2399"><text:s/>qemu-img:</text:span></text:p>
      <text:p text:style-name="P7"><text:span text:style-name="T2400">I.<text:s/></text:span><text:span text:style-name="T2401">Создам</text:span><text:span text:style-name="T2402"><text:s/></text:span><text:span text:style-name="T2403">образ</text:span><text:span text:style-name="T2404"><text:s/></text:span><text:span text:style-name="T2405">виртуального</text:span><text:span text:style-name="T2406"><text:s/></text:span><text:span text:style-name="T2407">жёсткого</text:span><text:span text:style-name="T2408"><text:s/></text:span><text:span text:style-name="T2409">диска</text:span><text:span text:style-name="T2410"><text:s/></text:span><text:span text:style-name="T2411">в</text:span><text:span text:style-name="T2412"><text:s/></text:span><text:span text:style-name="T2413">папке</text:span><text:span text:style-name="T2414"><text:s/>/tmp/<text:s/></text:span><text:span text:style-name="T2415">размером</text:span><text:span text:style-name="T2416"><text:s/>1.5GB<text:s/></text:span><text:span text:style-name="T2417">в</text:span><text:span text:style-name="T2418"><text:s/></text:span><text:span text:style-name="T2419">формате</text:span><text:span text:style-name="T2420"><text:s/>vmdk<text:s/></text:span><text:span text:style-name="T2421">с</text:span><text:span text:style-name="T2422"><text:s/></text:span><text:span text:style-name="T2423">именем</text:span><text:span text:style-name="T2424"><text:s/>disk_base_$USER.vmdk</text:span></text:p>
      <text:p text:style-name="P7"><draw:frame text:anchor-type="as-char" svg:width="170.13mm" svg:height="15.35mm" style:rel-width="scale" style:rel-height="scale"><draw:object-ole xlink:href="OleObj1"/><draw:image xlink:href="ObjectReplacements/OleObj1"/></draw:frame><text:span text:style-name="T2426">II.<text:s/></text:span><text:span text:style-name="T2427">Изменим</text:span><text:span text:style-name="T2428"><text:s/></text:span><text:span text:style-name="T2429">формат</text:span><text:span text:style-name="T2430"><text:s/></text:span><text:span text:style-name="T2431">образа</text:span><text:span text:style-name="T2432"><text:s/></text:span><text:span text:style-name="T2433">на</text:span><text:span text:style-name="T2434"><text:s/>qcow2,<text:s/></text:span><text:span text:style-name="T2435">изменив</text:span><text:span text:style-name="T2436"><text:s/></text:span><text:span text:style-name="T2437">также</text:span><text:span text:style-name="T2438"><text:s/></text:span><text:span text:style-name="T2439">расширение</text:span><text:span text:style-name="T2440"><text:s/></text:span><text:span text:style-name="T2441">файла</text:span><text:span text:style-name="T2442">.</text:span></text:p>
      <text:p text:style-name="P7"><draw:frame text:anchor-type="as-char" svg:width="170.13mm" svg:height="7.67mm" style:rel-width="scale" style:rel-height="scale"><draw:object-ole xlink:href="OleObj2"/><draw:image xlink:href="ObjectReplacements/OleObj2"/></draw:frame><text:span text:style-name="T2444">III.<text:s/></text:span><text:span text:style-name="T2445">Увеличим</text:span><text:span text:style-name="T2446"><text:s/></text:span><text:span text:style-name="T2447">размер</text:span><text:span text:style-name="T2448"><text:s/></text:span><text:span text:style-name="T2449">образа</text:span><text:span text:style-name="T2450"><text:s/></text:span><text:span text:style-name="T2451">диска</text:span><text:span text:style-name="T2452"><text:s/></text:span><text:span text:style-name="T2453">до</text:span><text:span text:style-name="T2454"><text:s/>7Gb.</text:span></text:p>
      <text:p text:style-name="P7"><draw:frame text:anchor-type="as-char" svg:width="170.13mm" svg:height="14.02mm" style:rel-width="scale" style:rel-height="scale"><draw:object-ole xlink:href="OleObj3"/><draw:image xlink:href="ObjectReplacements/OleObj3"/></draw:frame><text:span text:style-name="T2456">IV.<text:s/></text:span><text:span text:style-name="T2457">С</text:span><text:span text:style-name="T2458"><text:s/></text:span><text:span text:style-name="T2459">помощью</text:span><text:span text:style-name="T2460"><text:s/>qemu-img<text:s/></text:span><text:span text:style-name="T2461">создам</text:span><text:span text:style-name="T2462"><text:s/></text:span><text:span text:style-name="T2463">целевой</text:span><text:span text:style-name="T2464"><text:s/>(</text:span><text:span text:style-name="T2465">дочерний</text:span><text:span text:style-name="T2466">)<text:s/></text:span><text:span text:style-name="T2467">образ</text:span><text:span text:style-name="T2468"><text:s/></text:span><text:span text:style-name="T2469">диска</text:span><text:span text:style-name="T2470">,<text:s/></text:span><text:span text:style-name="T2471">базирующийся</text:span><text:span text:style-name="T2472"><text:s/></text:span><text:span text:style-name="T2473">на</text:span><text:span text:style-name="T2474"><text:s/></text:span><text:span text:style-name="T2475">образе</text:span><text:span text:style-name="T2476"><text:s/></text:span><text:span text:style-name="T2477">диска</text:span><text:span text:style-name="T2478">,<text:s/></text:span><text:span text:style-name="T2479">созданном</text:span><text:span text:style-name="T2480"><text:s/></text:span><text:span text:style-name="T2481">на</text:span><text:span text:style-name="T2482"><text:s/></text:span><text:span text:style-name="T2483">предыдущем</text:span><text:span text:style-name="T2484"><text:s/></text:span><text:span text:style-name="T2485">этапе</text:span><text:span text:style-name="T2486">.<text:s/></text:span><text:span text:style-name="T2487">Образ</text:span><text:span text:style-name="T2488"><text:s/></text:span><text:span text:style-name="T2489">в</text:span><text:span text:style-name="T2490"><text:s/></text:span><text:span text:style-name="T2491">формате</text:span><text:span text:style-name="T2492"><text:s/>qcow2<text:s/></text:span><text:span text:style-name="T2493">должен</text:span><text:span text:style-name="T2494"><text:s/></text:span><text:span text:style-name="T2495">называться</text:span><text:span text:style-name="T2496"><text:s/>disk_$USER.qcow2<text:s/></text:span><text:span text:style-name="T2497">и</text:span><text:span text:style-name="T2498"><text:s/></text:span><text:span text:style-name="T2499">располагаться</text:span><text:span text:style-name="T2500"><text:s/></text:span><text:span text:style-name="T2501">в</text:span><text:span text:style-name="T2502"><text:s/></text:span><text:span text:style-name="T2503">директории</text:span><text:span text:style-name="T2504"><text:s/>/tmp/.</text:span></text:p>
      <text:p text:style-name="P7"><draw:frame text:anchor-type="as-char" svg:width="170.13mm" svg:height="12.70mm" style:rel-width="scale" style:rel-height="scale"><draw:object-ole xlink:href="OleObj4"/><draw:image xlink:href="ObjectReplacements/OleObj4"/></draw:frame><text:span text:style-name="T2505"/></text:p>
      <text:p text:style-name="P7"><text:span text:style-name="T2506">2.<text:s/></text:span><text:span text:style-name="T2507">Определим</text:span><text:span text:style-name="T2508">,<text:s/></text:span><text:span text:style-name="T2509">поддерживается</text:span><text:span text:style-name="T2510"><text:s/></text:span><text:span text:style-name="T2511">ли</text:span><text:span text:style-name="T2512"><text:s/></text:span><text:span text:style-name="T2513">гипервизор</text:span><text:span text:style-name="T2514"><text:s/>KVM<text:s/></text:span><text:span text:style-name="T2515">на</text:span><text:span text:style-name="T2516"><text:s/></text:span><text:span text:style-name="T2517">моём</text:span><text:span text:style-name="T2518"><text:s/></text:span><text:span text:style-name="T2519">оборудовании</text:span><text:span text:style-name="T2520">.</text:span></text:p>
      <text:p text:style-name="P7"><draw:frame text:anchor-type="as-char" svg:width="95.51mm" svg:height="20.90mm" style:rel-width="scale" style:rel-height="scale"><draw:object-ole xlink:href="OleObj5"/><draw:image xlink:href="ObjectReplacements/OleObj5"/></draw:frame><text:span text:style-name="T2522">3.</text:span><text:span text:style-name="T2523">Запустите</text:span><text:span text:style-name="T2524"><text:s/></text:span><text:span text:style-name="T2525">виртуальную</text:span><text:span text:style-name="T2526"><text:s/></text:span><text:span text:style-name="T2527">машину</text:span><text:span text:style-name="T2528"><text:s/>QEMU<text:s/></text:span><text:span text:style-name="T2529">с</text:span><text:span text:style-name="T2530"><text:s/></text:span><text:span text:style-name="T2531">необходимыми</text:span><text:span text:style-name="T2532"><text:s/></text:span><text:span text:style-name="T2533">параметрами</text:span><text:span text:style-name="T2534">:</text:span></text:p>
      <text:p text:style-name="P7"><text:span text:style-name="T2535"><text:s/></text:span><text:span text:style-name="T2536">Количество</text:span><text:span text:style-name="T2537"><text:s/></text:span><text:span text:style-name="T2538">процессоров</text:span><text:span text:style-name="T2539">: 1</text:span></text:p>
      <text:p text:style-name="P7"><text:span text:style-name="T2540"><text:s/></text:span><text:span text:style-name="T2541">Оперативная</text:span><text:span text:style-name="T2542"><text:s/></text:span><text:span text:style-name="T2543">память</text:span><text:span text:style-name="T2544">: 1.5G</text:span></text:p>
      <text:p text:style-name="P7"><text:span text:style-name="T2545"><text:s/></text:span><text:span text:style-name="T2546">Тип</text:span><text:span text:style-name="T2547"><text:s/></text:span><text:span text:style-name="T2548">эмулируемой</text:span><text:span text:style-name="T2549"><text:s/></text:span><text:span text:style-name="T2550">видеокарты</text:span><text:span text:style-name="T2551">: std</text:span></text:p>
      <text:p text:style-name="P7"><text:span text:style-name="T2552"><text:s/></text:span><text:span text:style-name="T2553">Образ</text:span><text:span text:style-name="T2554"><text:s/></text:span><text:span text:style-name="T2555">жёсткого</text:span><text:span text:style-name="T2556"><text:s/></text:span><text:span text:style-name="T2557">диска</text:span><text:span text:style-name="T2558"><text:s/></text:span><text:span text:style-name="T2559">образ</text:span><text:span text:style-name="T2560">:<text:s/></text:span><text:span text:style-name="T2561">уже</text:span><text:span text:style-name="T2562"><text:s/></text:span><text:span text:style-name="T2563">созданный</text:span><text:span text:style-name="T2564"><text:s/></text:span><text:span text:style-name="T2565">образ</text:span><text:span text:style-name="T2566"><text:s/>(</text:span><text:span text:style-name="T2567">целевой</text:span><text:span text:style-name="T2568">)<text:s/></text:span><text:span text:style-name="T2569">Вами</text:span><text:span text:style-name="T2570"><text:s/></text:span><text:span text:style-name="T2571">на</text:span><text:span text:style-name="T2572"><text:s/></text:span><text:span text:style-name="T2573">предыдущем</text:span><text:span text:style-name="T2574"><text:s/></text:span><text:span text:style-name="T2575">этапе</text:span><text:span text:style-name="T2576"><text:s/></text:span><text:span text:style-name="T2577">лабораторной</text:span><text:span text:style-name="T2578"><text:s/></text:span><text:span text:style-name="T2579">работы</text:span></text:p>
      <text:p text:style-name="P7"><text:span text:style-name="T2580"><text:s/></text:span><text:span text:style-name="T2581">Файл</text:span><text:span text:style-name="T2582"><text:s/>CD-ROM: tcl.iso</text:span></text:p>
      <text:p text:style-name="P7"><text:span text:style-name="T2583"><text:s/></text:span><text:span text:style-name="T2584">Сеть</text:span><text:span text:style-name="T2585">:<text:s/></text:span><text:span text:style-name="T2586">пользовательская</text:span></text:p>
      <text:p text:style-name="P7"><text:span text:style-name="T2587"><text:s/></text:span><text:span text:style-name="T2588">Проброс</text:span><text:span text:style-name="T2589"><text:s/></text:span><text:span text:style-name="T2590">портов</text:span><text:span text:style-name="T2591">:<text:s/></text:span><text:span text:style-name="T2592">порт</text:span><text:span text:style-name="T2593"><text:s/></text:span><text:span text:style-name="T2594">хост</text:span><text:span text:style-name="T2595">-</text:span><text:span text:style-name="T2596">компьютера</text:span><text:span text:style-name="T2597"><text:s/>= 8080<text:s/></text:span><text:span text:style-name="T2598">на</text:span><text:span text:style-name="T2599"><text:s/></text:span><text:span text:style-name="T2600">порт</text:span><text:span text:style-name="T2601"><text:s/></text:span><text:span text:style-name="T2602">виртуальной</text:span><text:span text:style-name="T2603"><text:s/></text:span><text:span text:style-name="T2604">машины</text:span><text:span text:style-name="T2605"><text:s/>= 80</text:span></text:p>
      <text:p text:style-name="P7"><text:span text:style-name="T2606"><text:s/></text:span><text:span text:style-name="T2607">Включите</text:span><text:span text:style-name="T2608"><text:s/></text:span><text:span text:style-name="T2609">отображение</text:span><text:span text:style-name="T2610"><text:s/></text:span><text:span text:style-name="T2611">меню</text:span><text:span text:style-name="T2612"><text:s/></text:span><text:span text:style-name="T2613">выбора</text:span><text:span text:style-name="T2614"><text:s/></text:span><text:span text:style-name="T2615">устройства</text:span><text:span text:style-name="T2616"><text:s/></text:span><text:span text:style-name="T2617">для</text:span><text:span text:style-name="T2618"><text:s/></text:span><text:span text:style-name="T2619">загрузки</text:span></text:p>
      <text:p text:style-name="P7"><text:span text:style-name="T2620"><text:s/></text:span><text:span text:style-name="T2621">Таймаут</text:span><text:span text:style-name="T2622"><text:s/></text:span><text:span text:style-name="T2623">отображения</text:span><text:span text:style-name="T2624"><text:s/></text:span><text:span text:style-name="T2625">меню</text:span><text:span text:style-name="T2626">: 10<text:s/></text:span><text:span text:style-name="T2627">секунд</text:span></text:p>
      <text:p text:style-name="P7"><text:span text:style-name="T2628"><text:s/></text:span><text:span text:style-name="T2629">Дополнительные</text:span><text:span text:style-name="T2630"><text:s/></text:span><text:span text:style-name="T2631">опции</text:span><text:span text:style-name="T2632">:</text:span></text:p>
      <text:p text:style-name="P7"><text:span text:style-name="T2633">-serial none -monitor<text:s/></text:span><text:a xlink:href="telnet:127.0.0.1:10023,server,nowait"><text:span text:style-name="T2634">telnet:127.0.0.1:10023,server,nowait</text:span></text:a><text:span text:style-name="T2635"/></text:p>
      <text:p text:style-name="P7"><draw:frame text:anchor-type="as-char" svg:width="155.58mm" svg:height="60.85mm" style:rel-width="scale" style:rel-height="scale"><draw:object-ole xlink:href="OleObj6"/><draw:image xlink:href="ObjectReplacements/OleObj6"/></draw:frame><text:span text:style-name="T2636"/></text:p>
      <text:p text:style-name="P7"><draw:frame text:anchor-type="as-char" svg:width="170.13mm" svg:height="40.22mm" style:rel-width="scale" style:rel-height="scale"><draw:object-ole xlink:href="OleObj7"/><draw:image xlink:href="ObjectReplacements/OleObj7"/></draw:frame><text:span text:style-name="T2636"/></text:p>
      <text:p text:style-name="P7"><text:span text:style-name="T2637">4.<text:s/></text:span><text:span text:style-name="T2638">Произведём</text:span><text:span text:style-name="T2639"><text:s/></text:span><text:span text:style-name="T2640">измерение</text:span><text:span text:style-name="T2641"><text:s/></text:span><text:span text:style-name="T2642">времени</text:span><text:span text:style-name="T2643"><text:s/></text:span><text:span text:style-name="T2644">полной</text:span><text:span text:style-name="T2645"><text:s/></text:span><text:span text:style-name="T2646">загрузки</text:span><text:span text:style-name="T2647"><text:s/></text:span><text:span text:style-name="T2648">системы</text:span><text:span text:style-name="T2649"><text:s/></text:span><text:span text:style-name="T2650">в</text:span><text:span text:style-name="T2651"><text:s/></text:span><text:span text:style-name="T2652">режиме</text:span><text:span text:style-name="T2653"><text:s/></text:span><text:span text:style-name="T2654">эмуляции</text:span></text:p>
      <text:p text:style-name="P7"><text:span text:style-name="T2654">и</text:span><text:span text:style-name="T2655"><text:s/></text:span><text:span text:style-name="T2656">в</text:span><text:span text:style-name="T2657"><text:s/></text:span><text:span text:style-name="T2658">режиме</text:span><text:span text:style-name="T2659"><text:s/></text:span><text:span text:style-name="T2660">виртуализации</text:span><text:span text:style-name="T2661">.</text:span></text:p>
      <text:p text:style-name="P7"><draw:frame text:anchor-type="as-char" svg:width="170.13mm" svg:height="19.58mm" style:rel-width="scale" style:rel-height="scale"><draw:object-ole xlink:href="OleObj8"/><draw:image xlink:href="ObjectReplacements/OleObj8"/></draw:frame><draw:frame text:anchor-type="as-char" svg:width="170.13mm" svg:height="20.90mm" style:rel-width="scale" style:rel-height="scale"><draw:object-ole xlink:href="OleObj9"/><draw:image xlink:href="ObjectReplacements/OleObj9"/></draw:frame><text:span text:style-name="T2662"/></text:p>
      <text:p text:style-name="P7"><draw:frame text:anchor-type="as-char" svg:width="170.13mm" svg:height="32.01mm" style:rel-width="scale" style:rel-height="scale"><draw:object-ole xlink:href="OleObj10"/><draw:image xlink:href="ObjectReplacements/OleObj10"/></draw:frame><text:span text:style-name="T2662"/></text:p>
      <text:p text:style-name="P7"><text:span text:style-name="T2663">5.<text:s/></text:span><text:span text:style-name="T2664">Взаимодействие</text:span><text:span text:style-name="T2665"><text:s/></text:span><text:span text:style-name="T2666">с</text:span><text:span text:style-name="T2667"><text:s/></text:span><text:span text:style-name="T2668">работающей</text:span><text:span text:style-name="T2669"><text:s/></text:span><text:span text:style-name="T2670">ВМ</text:span><text:span text:style-name="T2671"><text:s/></text:span><text:span text:style-name="T2672">через</text:span><text:span text:style-name="T2673"><text:s/></text:span><text:span text:style-name="T2674">монитор</text:span><text:span text:style-name="T2675">.</text:span></text:p>
      <text:p text:style-name="P7"><text:span text:style-name="T2676">I.<text:s/></text:span><text:span text:style-name="T2677">Для</text:span><text:span text:style-name="T2678"><text:s/></text:span><text:span text:style-name="T2679">этого</text:span><text:span text:style-name="T2680"><text:s/></text:span><text:span text:style-name="T2681">ВМ</text:span><text:span text:style-name="T2682"><text:s/></text:span><text:span text:style-name="T2683">должна</text:span><text:span text:style-name="T2684"><text:s/></text:span><text:span text:style-name="T2685">работать</text:span><text:span text:style-name="T2686">.<text:s/></text:span><text:span text:style-name="T2687">Загрузите</text:span><text:span text:style-name="T2688"><text:s/></text:span><text:span text:style-name="T2689">гостевую</text:span><text:span text:style-name="T2690"><text:s/></text:span><text:span text:style-name="T2691">ОС</text:span><text:span text:style-name="T2692">.</text:span></text:p>
      <text:p text:style-name="P7"><text:span text:style-name="T2693">II.<text:s/></text:span><text:span text:style-name="T2694">Подключитесь</text:span><text:span text:style-name="T2695"><text:s/></text:span><text:span text:style-name="T2696">к</text:span><text:span text:style-name="T2697"><text:s/></text:span><text:span text:style-name="T2698">монитору</text:span><text:span text:style-name="T2699"><text:s/></text:span><text:span text:style-name="T2700">ВМ</text:span><text:span text:style-name="T2701"><text:s/></text:span><text:span text:style-name="T2702">по</text:span><text:span text:style-name="T2703"><text:s/></text:span><text:span text:style-name="T2704">протоколу</text:span><text:span text:style-name="T2705"><text:s/>telnet (</text:span><text:span text:style-name="T2706">отключиться</text:span><text:span text:style-name="T2707"><text:s/></text:span><text:span text:style-name="T2708">от</text:span></text:p>
      <text:p text:style-name="P7"><text:span text:style-name="T2708">монитора</text:span><text:span text:style-name="T2709"><text:s/></text:span><text:span text:style-name="T2710">можно</text:span><text:span text:style-name="T2711"><text:s/></text:span><text:span text:style-name="T2712">сочетанием</text:span><text:span text:style-name="T2713"><text:s/></text:span><text:span text:style-name="T2714">клавиш</text:span><text:span text:style-name="T2715"><text:s/>Ctrl+], Ctrl+d).</text:span></text:p>
      <text:p text:style-name="P7"><text:span text:style-name="T2716">III.<text:s/></text:span><text:span text:style-name="T2717">Получите</text:span><text:span text:style-name="T2718"><text:s/></text:span><text:span text:style-name="T2719">информацию</text:span><text:span text:style-name="T2720"><text:s/></text:span><text:span text:style-name="T2721">о</text:span><text:span text:style-name="T2722">:</text:span></text:p>
      <text:p text:style-name="P7"><text:span text:style-name="T2723"></text:span><text:span text:style-name="T2724"><text:s/></text:span><text:span text:style-name="T2725">процессорах</text:span></text:p>
      <text:p text:style-name="P7"><text:span text:style-name="T2726"></text:span><text:span text:style-name="T2727"><text:s/></text:span><text:span text:style-name="T2728">регистрах</text:span><text:span text:style-name="T2729"><text:s/></text:span><text:span text:style-name="T2730">процессоров</text:span></text:p>
      <text:p text:style-name="P7"><text:span text:style-name="T2731"></text:span><text:span text:style-name="T2732"><text:s/></text:span><text:span text:style-name="T2733">сети</text:span></text:p>
      <text:p text:style-name="P7"><text:span text:style-name="T2734"></text:span><text:span text:style-name="T2735"><text:s/></text:span><text:span text:style-name="T2736">блочных</text:span><text:span text:style-name="T2737"><text:s/></text:span><text:span text:style-name="T2738">устройствах</text:span></text:p>
      <text:p text:style-name="P7"><draw:frame text:anchor-type="as-char" svg:width="170.13mm" svg:height="88.37mm" style:rel-width="scale" style:rel-height="scale"><draw:object-ole xlink:href="OleObj11"/><draw:image xlink:href="ObjectReplacements/OleObj11"/></draw:frame><text:span text:style-name="T2740">IV.<text:s/></text:span><text:span text:style-name="T2741">Удалите</text:span><text:span text:style-name="T2742"><text:s/></text:span><text:span text:style-name="T2743">существующий</text:span><text:span text:style-name="T2744"><text:s/></text:span><text:span text:style-name="T2745">проброс</text:span><text:span text:style-name="T2746"><text:s/></text:span><text:span text:style-name="T2747">портов</text:span><text:span text:style-name="T2748">:</text:span></text:p>
      <text:p text:style-name="P7"><text:span text:style-name="T2749"></text:span><text:span text:style-name="T2750"><text:s/></text:span><text:span text:style-name="T2751">порт</text:span><text:span text:style-name="T2752"><text:s/></text:span><text:span text:style-name="T2753">хост</text:span><text:span text:style-name="T2754">-</text:span><text:span text:style-name="T2755">компьютера</text:span><text:span text:style-name="T2756"><text:s/>= 8080<text:s/></text:span><text:span text:style-name="T2757">на</text:span><text:span text:style-name="T2758"><text:s/></text:span><text:span text:style-name="T2759">порт</text:span><text:span text:style-name="T2760"><text:s/></text:span><text:span text:style-name="T2761">виртуальной</text:span><text:span text:style-name="T2762"><text:s/></text:span><text:span text:style-name="T2763">машины</text:span><text:span text:style-name="T2764"><text:s/>= 80.</text:span></text:p>
      <text:p text:style-name="P7"><text:span text:style-name="T2765">V.<text:s/></text:span><text:span text:style-name="T2766">Добавьте</text:span><text:span text:style-name="T2767"><text:s/></text:span><text:span text:style-name="T2768">новый</text:span><text:span text:style-name="T2769"><text:s/></text:span><text:span text:style-name="T2770">проброс</text:span><text:span text:style-name="T2771"><text:s/></text:span><text:span text:style-name="T2772">портов</text:span><text:span text:style-name="T2773"><text:s/></text:span><text:span text:style-name="T2774">к</text:span><text:span text:style-name="T2775"><text:s/></text:span><text:span text:style-name="T2776">виртуальной</text:span><text:span text:style-name="T2777"><text:s/></text:span><text:span text:style-name="T2778">машине</text:span><text:span text:style-name="T2779">:</text:span></text:p>
      <text:p text:style-name="P7"><text:span text:style-name="T2780"></text:span><text:span text:style-name="T2781"><text:s/></text:span><text:span text:style-name="T2782">порт</text:span><text:span text:style-name="T2783"><text:s/></text:span><text:span text:style-name="T2784">хост</text:span><text:span text:style-name="T2785">-</text:span><text:span text:style-name="T2786">компьютера</text:span><text:span text:style-name="T2787"><text:s/>= 2222<text:s/></text:span><text:span text:style-name="T2788">на</text:span><text:span text:style-name="T2789"><text:s/></text:span><text:span text:style-name="T2790">порт</text:span><text:span text:style-name="T2791"><text:s/></text:span><text:span text:style-name="T2792">виртуальной</text:span><text:span text:style-name="T2793"><text:s/></text:span><text:span text:style-name="T2794">машины</text:span><text:span text:style-name="T2795"><text:s/>= 22.</text:span></text:p>
      <text:p text:style-name="P7"><text:span text:style-name="T2796">VI.<text:s/></text:span><text:span text:style-name="T2797">Выполним</text:span><text:span text:style-name="T2798"><text:s/></text:span><text:span text:style-name="T2799">сохранение</text:span><text:span text:style-name="T2800"><text:s/></text:span><text:span text:style-name="T2801">текущего</text:span><text:span text:style-name="T2802"><text:s/></text:span><text:span text:style-name="T2803">состояния</text:span><text:span text:style-name="T2804"><text:s/></text:span><text:span text:style-name="T2805">ВМ</text:span><text:span text:style-name="T2806"><text:s/></text:span><text:span text:style-name="T2807">с</text:span><text:span text:style-name="T2808"><text:s/></text:span><text:span text:style-name="T2809">тегом</text:span><text:span text:style-name="T2810"><text:s/>"running_state".</text:span></text:p>
      <text:p text:style-name="P7"><text:span text:style-name="T2811">VII.<text:s/></text:span><text:span text:style-name="T2812">Перезагрузим</text:span><text:span text:style-name="T2813"><text:s/></text:span><text:span text:style-name="T2814">виртуальную</text:span><text:span text:style-name="T2815"><text:s/></text:span><text:span text:style-name="T2816">систему</text:span><text:span text:style-name="T2817"><text:s/>(</text:span><text:span text:style-name="T2818">аналог</text:span><text:span text:style-name="T2819"><text:s/></text:span><text:span text:style-name="T2820">нажатия</text:span><text:span text:style-name="T2821"><text:s/></text:span><text:span text:style-name="T2822">кнопки</text:span><text:span text:style-name="T2823"><text:s/>"Reset"<text:s/></text:span><text:span text:style-name="T2824">на</text:span></text:p>
      <text:p text:style-name="P7"><text:span text:style-name="T2824">системном</text:span><text:span text:style-name="T2825"><text:s/></text:span><text:span text:style-name="T2826">блоке</text:span><text:span text:style-name="T2827">).</text:span></text:p>
      <text:p text:style-name="P7"><text:span text:style-name="T2828">VIII.<text:s/></text:span><text:span text:style-name="T2829">Принудительно</text:span><text:span text:style-name="T2830"><text:s/></text:span><text:span text:style-name="T2831">завершим</text:span><text:span text:style-name="T2832"><text:s/></text:span><text:span text:style-name="T2833">работу</text:span><text:span text:style-name="T2834"><text:s/></text:span><text:span text:style-name="T2835">ВМ</text:span><text:span text:style-name="T2836"><text:s/>(</text:span><text:span text:style-name="T2837">равноценно</text:span><text:span text:style-name="T2838"><text:s/></text:span><text:span text:style-name="T2839">отключению</text:span><text:span text:style-name="T2840"><text:s/></text:span><text:span text:style-name="T2841">питания</text:span><text:span text:style-name="T2842"><text:s/></text:span><text:span text:style-name="T2843">для</text:span></text:p>
      <text:p text:style-name="P7"><text:span text:style-name="T2843">обычного</text:span><text:span text:style-name="T2844"><text:s/></text:span><text:span text:style-name="T2845">компьютера</text:span><text:span text:style-name="T2846">).</text:span></text:p>
      <text:p text:style-name="P7"><text:span text:style-name="T2847">IX.<text:s/></text:span><text:span text:style-name="T2848">Получим</text:span><text:span text:style-name="T2849"><text:s/></text:span><text:span text:style-name="T2850">информацию</text:span><text:span text:style-name="T2851"><text:s/></text:span><text:span text:style-name="T2852">об</text:span><text:span text:style-name="T2853"><text:s/></text:span><text:span text:style-name="T2854">образах</text:span><text:span text:style-name="T2855"><text:s/></text:span><text:span text:style-name="T2856">виртуальной</text:span><text:span text:style-name="T2857"><text:s/></text:span><text:span text:style-name="T2858">машины</text:span><text:span text:style-name="T2859">,<text:s/></text:span><text:span text:style-name="T2860">которые</text:span><text:span text:style-name="T2861"><text:s/></text:span><text:span text:style-name="T2862">я</text:span><text:span text:style-name="T2863"><text:s/></text:span><text:span text:style-name="T2864">создавал</text:span><text:span text:style-name="T2865"><text:s/></text:span><text:span text:style-name="T2866">и</text:span><text:span text:style-name="T2867"><text:s/></text:span><text:span text:style-name="T2868">использовал</text:span><text:span text:style-name="T2869"><text:s/></text:span><text:span text:style-name="T2870">во</text:span><text:span text:style-name="T2871"><text:s/></text:span><text:span text:style-name="T2872">время</text:span><text:span text:style-name="T2873"><text:s/></text:span><text:span text:style-name="T2874">работы</text:span><text:span text:style-name="T2875"><text:s/></text:span><text:span text:style-name="T2876">ВМ</text:span><text:span text:style-name="T2877">. </text:span></text:p>
      <text:p text:style-name="P7"><text:span text:style-name="T2878">X.<text:s/></text:span><text:span text:style-name="T2879">Восстановим</text:span><text:span text:style-name="T2880"><text:s/></text:span><text:span text:style-name="T2881">работу</text:span><text:span text:style-name="T2882"><text:s/></text:span><text:span text:style-name="T2883">ВМ</text:span><text:span text:style-name="T2884"><text:s/></text:span><text:span text:style-name="T2885">из</text:span><text:span text:style-name="T2886"><text:s/></text:span><text:span text:style-name="T2887">сохранённого</text:span><text:span text:style-name="T2888"><text:s/></text:span><text:span text:style-name="T2889">снимка</text:span><text:span text:style-name="T2890"><text:s/></text:span><text:span text:style-name="T2891">состояния</text:span><text:span text:style-name="T2892">.</text:span></text:p>
      <text:p text:style-name="P7"><draw:frame text:anchor-type="as-char" svg:width="158.49mm" svg:height="39.69mm" style:rel-width="scale" style:rel-height="scale"><draw:object-ole xlink:href="OleObj12"/><draw:image xlink:href="ObjectReplacements/OleObj12"/></draw:frame><text:span text:style-name="T2893"/></text:p>
      <text:p text:style-name="P7"><text:span text:style-name="T2894">Ответы</text:span><text:span text:style-name="T2895"><text:s/></text:span><text:span text:style-name="T2896">на</text:span><text:span text:style-name="T2897"><text:s/></text:span><text:span text:style-name="T2898">контрольные</text:span><text:span text:style-name="T2899"><text:s/></text:span><text:span text:style-name="T2900">вопросы</text:span><text:span text:style-name="T2901">:</text:span></text:p>
      <text:p text:style-name="P7"><text:span text:style-name="T2902">KVM (Kernel-based Virtual Machine) -<text:s/></text:span><text:span text:style-name="T2903">это</text:span><text:span text:style-name="T2904"><text:s/></text:span><text:span text:style-name="T2905">аппаратный</text:span><text:span text:style-name="T2906"><text:s/></text:span><text:span text:style-name="T2907">модуль</text:span><text:span text:style-name="T2908"><text:s/></text:span><text:span text:style-name="T2909">виртуализации</text:span><text:span text:style-name="T2910"><text:s/></text:span><text:span text:style-name="T2911">на</text:span><text:span text:style-name="T2912"><text:s/></text:span><text:span text:style-name="T2913">базе</text:span><text:span text:style-name="T2914"><text:s/></text:span><text:span text:style-name="T2915">ядра</text:span><text:span text:style-name="T2916"><text:s/>Linux,<text:s/></text:span><text:span text:style-name="T2917">который</text:span><text:span text:style-name="T2918"><text:s/></text:span><text:span text:style-name="T2919">позволяет</text:span><text:span text:style-name="T2920"><text:s/></text:span><text:span text:style-name="T2921">запускать</text:span><text:span text:style-name="T2922"><text:s/></text:span><text:span text:style-name="T2923">виртуальные</text:span><text:span text:style-name="T2924"><text:s/></text:span><text:span text:style-name="T2925">машины</text:span><text:span text:style-name="T2926"><text:s/>(</text:span><text:span text:style-name="T2927">ВМ</text:span><text:span text:style-name="T2928">)<text:s/></text:span><text:span text:style-name="T2929">на</text:span><text:span text:style-name="T2930"><text:s/></text:span><text:span text:style-name="T2931">физическом</text:span><text:span text:style-name="T2932"><text:s/></text:span><text:span text:style-name="T2933">хосте</text:span><text:span text:style-name="T2934">.</text:span></text:p>
      <text:p text:style-name="P7"><text:span text:style-name="T2935">2. QEMU (Quick Emulator) -<text:s/></text:span><text:span text:style-name="T2936">это</text:span><text:span text:style-name="T2937"><text:s/></text:span><text:span text:style-name="T2938">программный</text:span><text:span text:style-name="T2939"><text:s/></text:span><text:span text:style-name="T2940">эмулятор</text:span><text:span text:style-name="T2941"><text:s/></text:span><text:span text:style-name="T2942">и</text:span><text:span text:style-name="T2943"><text:s/></text:span><text:span text:style-name="T2944">виртуализатор</text:span><text:span text:style-name="T2945">,<text:s/></text:span><text:span text:style-name="T2946">который</text:span><text:span text:style-name="T2947"><text:s/></text:span><text:span text:style-name="T2948">позволяет</text:span><text:span text:style-name="T2949"><text:s/></text:span><text:span text:style-name="T2950">запускать</text:span><text:span text:style-name="T2951"><text:s/></text:span><text:span text:style-name="T2952">гостевые</text:span><text:span text:style-name="T2953"><text:s/></text:span><text:span text:style-name="T2954">ОС</text:span><text:span text:style-name="T2955"><text:s/></text:span><text:span text:style-name="T2956">на</text:span><text:span text:style-name="T2957"><text:s/></text:span><text:span text:style-name="T2958">различных</text:span><text:span text:style-name="T2959"><text:s/></text:span><text:span text:style-name="T2960">аппаратных</text:span><text:span text:style-name="T2961"><text:s/></text:span><text:span text:style-name="T2962">архитектурах</text:span><text:span text:style-name="T2963">. QEMU<text:s/></text:span><text:span text:style-name="T2964">эмулирует</text:span><text:span text:style-name="T2965"><text:s/></text:span><text:span text:style-name="T2966">аппаратное</text:span><text:span text:style-name="T2967"><text:s/></text:span><text:span text:style-name="T2968">обеспечение</text:span><text:span text:style-name="T2969">,<text:s/></text:span><text:span text:style-name="T2970">такое</text:span><text:span text:style-name="T2971"><text:s/></text:span><text:span text:style-name="T2972">как</text:span><text:span text:style-name="T2973"><text:s/></text:span><text:span text:style-name="T2974">процессор</text:span><text:span text:style-name="T2975">,<text:s/></text:span><text:span text:style-name="T2976">память</text:span><text:span text:style-name="T2977">,<text:s/></text:span><text:span text:style-name="T2978">устройства</text:span><text:span text:style-name="T2979"><text:s/></text:span><text:span text:style-name="T2980">ввода</text:span><text:span text:style-name="T2981">-</text:span><text:span text:style-name="T2982">вывода</text:span><text:span text:style-name="T2983">,<text:s/></text:span><text:span text:style-name="T2984">что</text:span><text:span text:style-name="T2985"><text:s/></text:span><text:span text:style-name="T2986">позволяет</text:span><text:span text:style-name="T2987"><text:s/></text:span><text:span text:style-name="T2988">запускать</text:span><text:span text:style-name="T2989"><text:s/></text:span><text:span text:style-name="T2990">гостевые</text:span><text:span text:style-name="T2991"><text:s/></text:span><text:span text:style-name="T2992">ОС</text:span><text:span text:style-name="T2993"><text:s/></text:span><text:span text:style-name="T2994">на</text:span><text:span text:style-name="T2995"><text:s/></text:span><text:span text:style-name="T2996">неродном</text:span><text:span text:style-name="T2997"><text:s/></text:span><text:span text:style-name="T2998">оборудовании</text:span><text:span text:style-name="T2999">.</text:span></text:p>
      <text:p text:style-name="P7"><text:span text:style-name="T3000">3.<text:s/></text:span><text:span text:style-name="T3001">Использование</text:span><text:span text:style-name="T3002"><text:s/></text:span><text:span text:style-name="T3003">гипервизора</text:span><text:span text:style-name="T3004"><text:s/></text:span><text:span text:style-name="T3005">ядра</text:span><text:span text:style-name="T3006"><text:s/>KVM<text:s/></text:span><text:span text:style-name="T3007">для</text:span><text:span text:style-name="T3008"><text:s/></text:span><text:span text:style-name="T3009">виртуализации</text:span><text:span text:style-name="T3010"><text:s/></text:span><text:span text:style-name="T3011">требует</text:span><text:span text:style-name="T3012">:</text:span></text:p>
      <text:p text:style-name="P7"><text:span text:style-name="T3013">•<text:s/></text:span><text:span text:style-name="T3014">Процессора</text:span><text:span text:style-name="T3015"><text:s/></text:span><text:span text:style-name="T3016">с</text:span><text:span text:style-name="T3017"><text:s/></text:span><text:span text:style-name="T3018">поддержкой</text:span><text:span text:style-name="T3019"><text:s/></text:span><text:span text:style-name="T3020">аппаратной</text:span><text:span text:style-name="T3021"><text:s/></text:span><text:span text:style-name="T3022">виртуализации</text:span><text:span text:style-name="T3023"><text:s/>(Intel VT-x<text:s/></text:span><text:span text:style-name="T3024">или</text:span><text:span text:style-name="T3025"><text:s/>AMD-V)</text:span></text:p>
      <text:p text:style-name="P7"><text:span text:style-name="T3026">•<text:s/></text:span><text:span text:style-name="T3027">Ядра</text:span><text:span text:style-name="T3028"><text:s/>Linux<text:s/></text:span><text:span text:style-name="T3029">с</text:span><text:span text:style-name="T3030"><text:s/></text:span><text:span text:style-name="T3031">включенной</text:span><text:span text:style-name="T3032"><text:s/></text:span><text:span text:style-name="T3033">поддержкой</text:span><text:span text:style-name="T3034"><text:s/>KVM</text:span></text:p>
      <text:p text:style-name="P7"><text:span text:style-name="T3035">•<text:s/></text:span><text:span text:style-name="T3036">Установленного</text:span><text:span text:style-name="T3037"><text:s/></text:span><text:span text:style-name="T3038">пакета</text:span><text:span text:style-name="T3039"><text:s/>qemu-kvm</text:span></text:p>
      <text:p text:style-name="P7"><text:span text:style-name="T3040">4.<text:s/></text:span><text:span text:style-name="T3041">С</text:span><text:span text:style-name="T3042"><text:s/></text:span><text:span text:style-name="T3043">помощью</text:span><text:span text:style-name="T3044"><text:s/></text:span><text:span text:style-name="T3045">монитора</text:span><text:span text:style-name="T3046"><text:s/>QEMU<text:s/></text:span><text:span text:style-name="T3047">можно</text:span><text:span text:style-name="T3048"><text:s/></text:span><text:span text:style-name="T3049">выполнять</text:span><text:span text:style-name="T3050"><text:s/></text:span><text:span text:style-name="T3051">различные</text:span><text:span text:style-name="T3052"><text:s/></text:span><text:span text:style-name="T3053">задачи</text:span><text:span text:style-name="T3054">,<text:s/></text:span><text:span text:style-name="T3055">такие</text:span><text:span text:style-name="T3056"><text:s/></text:span><text:span text:style-name="T3057">как</text:span><text:span text:style-name="T3058">:</text:span></text:p>
      <text:p text:style-name="P7"><text:span text:style-name="T3059">•<text:s/></text:span><text:span text:style-name="T3060">Контроль</text:span><text:span text:style-name="T3061"><text:s/></text:span><text:span text:style-name="T3062">состояния</text:span><text:span text:style-name="T3063"><text:s/></text:span><text:span text:style-name="T3064">ВМ</text:span><text:span text:style-name="T3065"><text:s/>(</text:span><text:span text:style-name="T3066">запуск</text:span><text:span text:style-name="T3067">,<text:s/></text:span><text:span text:style-name="T3068">остановка</text:span><text:span text:style-name="T3069">,<text:s/></text:span><text:span text:style-name="T3070">перезагрузка</text:span><text:span text:style-name="T3071">)</text:span></text:p>
      <text:p text:style-name="P7"><text:span text:style-name="T3072">•<text:s/></text:span><text:span text:style-name="T3073">Изменение</text:span><text:span text:style-name="T3074"><text:s/></text:span><text:span text:style-name="T3075">параметров</text:span><text:span text:style-name="T3076"><text:s/></text:span><text:span text:style-name="T3077">ВМ</text:span><text:span text:style-name="T3078"><text:s/>(</text:span><text:span text:style-name="T3079">память</text:span><text:span text:style-name="T3080">,<text:s/></text:span><text:span text:style-name="T3081">процессоры</text:span><text:span text:style-name="T3082">,<text:s/></text:span><text:span text:style-name="T3083">устройства</text:span><text:span text:style-name="T3084">)</text:span></text:p>
      <text:p text:style-name="P7"><text:span text:style-name="T3085">•<text:s/></text:span><text:span text:style-name="T3086">Получение</text:span><text:span text:style-name="T3087"><text:s/></text:span><text:span text:style-name="T3088">информации</text:span><text:span text:style-name="T3089"><text:s/></text:span><text:span text:style-name="T3090">о</text:span><text:span text:style-name="T3091"><text:s/></text:span><text:span text:style-name="T3092">ВМ</text:span><text:span text:style-name="T3093"><text:s/>(</text:span><text:span text:style-name="T3094">регистры</text:span><text:span text:style-name="T3095"><text:s/></text:span><text:span text:style-name="T3096">процессора</text:span><text:span text:style-name="T3097">,<text:s/></text:span><text:span text:style-name="T3098">состояние</text:span><text:span text:style-name="T3099"><text:s/></text:span><text:span text:style-name="T3100">памяти</text:span><text:span text:style-name="T3101">,<text:s/></text:span><text:span text:style-name="T3102">сетевых</text:span><text:span text:style-name="T3103"><text:s/></text:span><text:span text:style-name="T3104">интерфейсов</text:span><text:span text:style-name="T3105">)</text:span></text:p>
      <text:p text:style-name="P7"><text:span text:style-name="T3106">•<text:s/></text:span><text:span text:style-name="T3107">Управление</text:span><text:span text:style-name="T3108"><text:s/></text:span><text:span text:style-name="T3109">снимками</text:span><text:span text:style-name="T3110"><text:s/></text:span><text:span text:style-name="T3111">ВМ</text:span><text:span text:style-name="T3112"><text:s/></text:span><text:span text:style-name="T3113">и</text:span><text:span text:style-name="T3114"><text:s/></text:span><text:span text:style-name="T3115">их</text:span><text:span text:style-name="T3116"><text:s/></text:span><text:span text:style-name="T3117">восстановление</text:span></text:p>
      <text:p text:style-name="P7"><text:span text:style-name="T3118">•<text:s/></text:span><text:span text:style-name="T3119">Отладка</text:span><text:span text:style-name="T3120"><text:s/></text:span><text:span text:style-name="T3121">ВМ</text:span></text:p>
      <text:p text:style-name="P7"><text:span text:style-name="T3122"/></text:p>
      <text:p text:style-name="P7"><text:span text:style-name="T3123">5.<text:s/></text:span><text:span text:style-name="T3124">Основные</text:span><text:span text:style-name="T3125"><text:s/></text:span><text:span text:style-name="T3126">команды</text:span><text:span text:style-name="T3127"><text:s/></text:span><text:span text:style-name="T3128">монитора</text:span><text:span text:style-name="T3129"><text:s/>QEMU:</text:span></text:p>
      <text:p text:style-name="P7"><text:span text:style-name="T3130">• info -<text:s/></text:span><text:span text:style-name="T3131">получение</text:span><text:span text:style-name="T3132"><text:s/></text:span><text:span text:style-name="T3133">информации</text:span><text:span text:style-name="T3134"><text:s/></text:span><text:span text:style-name="T3135">о</text:span><text:span text:style-name="T3136"><text:s/></text:span><text:span text:style-name="T3137">ВМ</text:span></text:p>
      <text:p text:style-name="P7"><text:span text:style-name="T3138">• monitor -<text:s/></text:span><text:span text:style-name="T3139">управление</text:span><text:span text:style-name="T3140"><text:s/></text:span><text:span text:style-name="T3141">состоянием</text:span><text:span text:style-name="T3142"><text:s/></text:span><text:span text:style-name="T3143">ВМ</text:span></text:p>
      <text:p text:style-name="P7"><text:span text:style-name="T3144">• set -<text:s/></text:span><text:span text:style-name="T3145">изменение</text:span><text:span text:style-name="T3146"><text:s/></text:span><text:span text:style-name="T3147">параметров</text:span><text:span text:style-name="T3148"><text:s/></text:span><text:span text:style-name="T3149">ВМ</text:span></text:p>
      <text:p text:style-name="P7"><text:span text:style-name="T3150">• script -<text:s/></text:span><text:span text:style-name="T3151">запись</text:span><text:span text:style-name="T3152"><text:s/></text:span><text:span text:style-name="T3153">и</text:span><text:span text:style-name="T3154"><text:s/></text:span><text:span text:style-name="T3155">воспроизведение</text:span><text:span text:style-name="T3156"><text:s/></text:span><text:span text:style-name="T3157">команд</text:span><text:span text:style-name="T3158"><text:s/></text:span><text:span text:style-name="T3159">монитора</text:span></text:p>
      <text:p text:style-name="P7"><text:span text:style-name="T3160">• quit -<text:s/></text:span><text:span text:style-name="T3161">выход</text:span><text:span text:style-name="T3162"><text:s/></text:span><text:span text:style-name="T3163">из</text:span><text:span text:style-name="T3164"><text:s/></text:span><text:span text:style-name="T3165">монитора</text:span></text:p>
      <text:p text:style-name="P7"><text:span text:style-name="T3166">6.<text:s/></text:span><text:span text:style-name="T3167">Эмуляция</text:span><text:span text:style-name="T3168"><text:s/>-<text:s/></text:span><text:span text:style-name="T3169">это</text:span><text:span text:style-name="T3170"><text:s/></text:span><text:span text:style-name="T3171">процесс</text:span><text:span text:style-name="T3172">,<text:s/></text:span><text:span text:style-name="T3173">при</text:span><text:span text:style-name="T3174"><text:s/></text:span><text:span text:style-name="T3175">котором</text:span><text:span text:style-name="T3176"><text:s/></text:span><text:span text:style-name="T3177">программное</text:span><text:span text:style-name="T3178"><text:s/></text:span><text:span text:style-name="T3179">обеспечение</text:span><text:span text:style-name="T3180"><text:s/></text:span><text:span text:style-name="T3181">эмулирует</text:span><text:span text:style-name="T3182"><text:s/></text:span><text:span text:style-name="T3183">аппаратное</text:span><text:span text:style-name="T3184"><text:s/></text:span><text:span text:style-name="T3185">обеспечение</text:span><text:span text:style-name="T3186">,<text:s/></text:span><text:span text:style-name="T3187">такое</text:span><text:span text:style-name="T3188"><text:s/></text:span><text:span text:style-name="T3189">как</text:span><text:span text:style-name="T3190"><text:s/></text:span><text:span text:style-name="T3191">процессоры</text:span><text:span text:style-name="T3192"><text:s/></text:span><text:span text:style-name="T3193">и</text:span><text:span text:style-name="T3194"><text:s/></text:span><text:span text:style-name="T3195">устройства</text:span><text:span text:style-name="T3196"><text:s/></text:span><text:span text:style-name="T3197">ввода</text:span><text:span text:style-name="T3198">-</text:span><text:span text:style-name="T3199">вывода</text:span><text:span text:style-name="T3200">.<text:s/></text:span><text:span text:style-name="T3201">Это</text:span><text:span text:style-name="T3202"><text:s/></text:span><text:span text:style-name="T3203">позволяет</text:span><text:span text:style-name="T3204"><text:s/></text:span><text:span text:style-name="T3205">запускать</text:span><text:span text:style-name="T3206"><text:s/></text:span><text:span text:style-name="T3207">программное</text:span><text:span text:style-name="T3208"><text:s/></text:span><text:span text:style-name="T3209">обеспечение</text:span><text:span text:style-name="T3210">,<text:s/></text:span><text:span text:style-name="T3211">разработанное</text:span><text:span text:style-name="T3212"><text:s/></text:span><text:span text:style-name="T3213">для</text:span><text:span text:style-name="T3214"><text:s/></text:span><text:span text:style-name="T3215">одной</text:span><text:span text:style-name="T3216"><text:s/></text:span><text:span text:style-name="T3217">архитектуры</text:span><text:span text:style-name="T3218">,<text:s/></text:span><text:span text:style-name="T3219">на</text:span><text:span text:style-name="T3220"><text:s/></text:span><text:span text:style-name="T3221">аппаратуре</text:span><text:span text:style-name="T3222"><text:s/></text:span><text:span text:style-name="T3223">с</text:span><text:span text:style-name="T3224"><text:s/></text:span><text:span text:style-name="T3225">другой</text:span><text:span text:style-name="T3226"><text:s/></text:span><text:span text:style-name="T3227">архитектурой</text:span><text:span text:style-name="T3228">.</text:span></text:p>
      <text:p text:style-name="P7"><text:span text:style-name="T3229">7.<text:s/></text:span><text:span text:style-name="T3230">Виртуализация</text:span><text:span text:style-name="T3231"><text:s/>-<text:s/></text:span><text:span text:style-name="T3232">это</text:span><text:span text:style-name="T3233"><text:s/></text:span><text:span text:style-name="T3234">процесс</text:span><text:span text:style-name="T3235">,<text:s/></text:span><text:span text:style-name="T3236">при</text:span><text:span text:style-name="T3237"><text:s/></text:span><text:span text:style-name="T3238">котором</text:span><text:span text:style-name="T3239"><text:s/></text:span><text:span text:style-name="T3240">гипервизор</text:span><text:span text:style-name="T3241"><text:s/></text:span><text:span text:style-name="T3242">позволяет</text:span><text:span text:style-name="T3243"><text:s/></text:span><text:span text:style-name="T3244">нескольким</text:span><text:span text:style-name="T3245"><text:s/></text:span><text:span text:style-name="T3246">виртуальным</text:span><text:span text:style-name="T3247"><text:s/></text:span><text:span text:style-name="T3248">машинам</text:span><text:span text:style-name="T3249"><text:s/></text:span><text:span text:style-name="T3250">работать</text:span><text:span text:style-name="T3251"><text:s/></text:span><text:span text:style-name="T3252">на</text:span><text:span text:style-name="T3253"><text:s/></text:span><text:span text:style-name="T3254">одном</text:span><text:span text:style-name="T3255"><text:s/></text:span><text:span text:style-name="T3256">физическом</text:span><text:span text:style-name="T3257"><text:s/></text:span><text:span text:style-name="T3258">сервере</text:span><text:span text:style-name="T3259">.<text:s/></text:span><text:span text:style-name="T3260">Каждая</text:span><text:span text:style-name="T3261"><text:s/></text:span><text:span text:style-name="T3262">виртуальная</text:span><text:span text:style-name="T3263"><text:s/></text:span><text:span text:style-name="T3264">машина</text:span><text:span text:style-name="T3265"><text:s/></text:span><text:span text:style-name="T3266">имеет</text:span><text:span text:style-name="T3267"><text:s/></text:span><text:span text:style-name="T3268">свою</text:span><text:span text:style-name="T3269"><text:s/></text:span><text:span text:style-name="T3270">собственную</text:span><text:span text:style-name="T3271"><text:s/></text:span><text:span text:style-name="T3272">операционную</text:span><text:span text:style-name="T3273"><text:s/></text:span><text:span text:style-name="T3274">систему</text:span><text:span text:style-name="T3275"><text:s/></text:span><text:span text:style-name="T3276">и</text:span><text:span text:style-name="T3277"><text:s/></text:span><text:span text:style-name="T3278">приложения</text:span><text:span text:style-name="T3279">,<text:s/></text:span><text:span text:style-name="T3280">и</text:span><text:span text:style-name="T3281"><text:s/></text:span><text:span text:style-name="T3282">они</text:span><text:span text:style-name="T3283"><text:s/></text:span><text:span text:style-name="T3284">могут</text:span><text:span text:style-name="T3285"><text:s/></text:span><text:span text:style-name="T3286">работать</text:span><text:span text:style-name="T3287"><text:s/></text:span><text:span text:style-name="T3288">независимо</text:span><text:span text:style-name="T3289"><text:s/></text:span><text:span text:style-name="T3290">друг</text:span><text:span text:style-name="T3291"><text:s/></text:span><text:span text:style-name="T3292">от</text:span><text:span text:style-name="T3293"><text:s/></text:span><text:span text:style-name="T3294">друга</text:span><text:span text:style-name="T3295">.</text:span></text:p>
      <text:p text:style-name="P7"><text:span text:style-name="T329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